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978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103cm"/>
    </style:style>
    <style:style style:name="co11" style:family="table-column">
      <style:table-column-properties fo:break-before="auto" style:column-width="5.853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4.792cm"/>
    </style:style>
    <style:style style:name="co14" style:family="table-column">
      <style:table-column-properties fo:break-before="auto" style:column-width="3.253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3.531cm"/>
    </style:style>
    <style:style style:name="co17" style:family="table-column">
      <style:table-column-properties fo:break-before="auto" style:column-width="3.683cm"/>
    </style:style>
    <style:style style:name="co18" style:family="table-column">
      <style:table-column-properties fo:break-before="auto" style:column-width="2.9cm"/>
    </style:style>
    <style:style style:name="co19" style:family="table-column">
      <style:table-column-properties fo:break-before="auto" style:column-width="3.127cm"/>
    </style:style>
    <style:style style:name="co20" style:family="table-column">
      <style:table-column-properties fo:break-before="auto" style:column-width="2.976cm"/>
    </style:style>
    <style:style style:name="co21" style:family="table-column">
      <style:table-column-properties fo:break-before="auto" style:column-width="2.824cm"/>
    </style:style>
    <style:style style:name="co22" style:family="table-column">
      <style:table-column-properties fo:break-before="auto" style:column-width="2.219cm"/>
    </style:style>
    <style:style style:name="co23" style:family="table-column">
      <style:table-column-properties fo:break-before="auto" style:column-width="5.75cm"/>
    </style:style>
    <style:style style:name="co24" style:family="table-column">
      <style:table-column-properties fo:break-before="auto" style:column-width="4.59cm"/>
    </style:style>
    <style:style style:name="co25" style:family="table-column">
      <style:table-column-properties fo:break-before="auto" style:column-width="4.918cm"/>
    </style:style>
    <style:style style:name="co26" style:family="table-column">
      <style:table-column-properties fo:break-before="auto" style:column-width="2.547cm"/>
    </style:style>
    <style:style style:name="co27" style:family="table-column">
      <style:table-column-properties fo:break-before="auto" style:column-width="2.775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4.466cm"/>
    </style:style>
    <style:style style:name="co30" style:family="table-column">
      <style:table-column-properties fo:break-before="auto" style:column-width="2.969cm"/>
    </style:style>
    <style:style style:name="co31" style:family="table-column">
      <style:table-column-properties fo:break-before="auto" style:column-width="2.748cm"/>
    </style:style>
    <style:style style:name="co32" style:family="table-column">
      <style:table-column-properties fo:break-before="auto" style:column-width="3.027cm"/>
    </style:style>
    <style:style style:name="co33" style:family="table-column">
      <style:table-column-properties fo:break-before="auto" style:column-width="3.48cm"/>
    </style:style>
    <style:style style:name="co34" style:family="table-column">
      <style:table-column-properties fo:break-before="auto" style:column-width="3.023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4.5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.131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ffff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ackground-color="#ccffff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ackground-color="#ccffff" fo:border-left="0.002cm solid #000000" fo:border-right="0.002cm solid #000000" fo:border-top="none"/>
    </style:style>
    <style:style style:name="ce10" style:family="table-cell" style:parent-style-name="Default">
      <style:table-cell-properties fo:background-color="#ccffff"/>
    </style:style>
    <style:style style:name="ce11" style:family="table-cell" style:parent-style-name="Default" style:data-style-name="N107">
      <style:table-cell-properties fo:border-bottom="none" fo:background-color="#ccffff" fo:border-left="0.002cm solid #000000" fo:border-right="0.002cm solid #000000" fo:border-top="none"/>
    </style:style>
    <style:style style:name="ce12" style:family="table-cell" style:parent-style-name="Default" style:data-style-name="N107">
      <style:table-cell-properties fo:border-bottom="0.002cm solid #000000" fo:background-color="#ccffff" fo:border-left="0.002cm solid #000000" fo:border-right="0.002cm solid #000000" fo:border-top="none"/>
    </style:style>
    <style:style style:name="ce13" style:family="table-cell" style:parent-style-name="Default">
      <style:table-cell-properties fo:background-color="#ffff99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99" fo:border-left="0.002cm solid #000000" fo:border-right="0.002cm solid #000000" fo:border-top="0.002cm solid #000000"/>
      <style:text-properties fo:color="#000000"/>
    </style:style>
    <style:style style:name="ce15" style:family="table-cell" style:parent-style-name="Default">
      <style:table-cell-properties fo:border-bottom="none" fo:background-color="#ffff99" fo:border-left="0.002cm solid #000000" fo:border-right="0.002cm solid #000000" fo:border-top="none"/>
      <style:text-properties fo:color="#000000"/>
    </style:style>
    <style:style style:name="ce16" style:family="table-cell" style:parent-style-name="Default" style:data-style-name="N11">
      <style:table-cell-properties fo:border-bottom="none" fo:background-color="#ffff99" fo:border-left="0.002cm solid #000000" fo:border-right="0.002cm solid #000000" fo:border-top="none"/>
      <style:text-properties fo:color="#000000"/>
    </style:style>
    <style:style style:name="ce17" style:family="table-cell" style:parent-style-name="Default">
      <style:table-cell-properties fo:border-bottom="0.002cm solid #000000" fo:background-color="#ffff99" fo:border-left="0.002cm solid #000000" fo:border-right="0.002cm solid #000000" fo:border-top="none"/>
      <style:text-properties fo:color="#000000"/>
    </style:style>
    <style:style style:name="ce18" style:family="table-cell" style:parent-style-name="Default">
      <style:table-cell-properties fo:background-color="#ffff99"/>
      <style:text-properties fo:color="#000000"/>
    </style:style>
    <style:style style:name="ce19" style:family="table-cell" style:parent-style-name="Default" style:data-style-name="N107">
      <style:table-cell-properties fo:border-bottom="none" fo:background-color="#ffff99" fo:border-left="0.002cm solid #000000" fo:border-right="0.002cm solid #000000" fo:border-top="none"/>
      <style:text-properties fo:color="#000000"/>
    </style:style>
    <style:style style:name="ce20" style:family="table-cell" style:parent-style-name="Default" style:data-style-name="N107">
      <style:table-cell-properties fo:border-bottom="0.002cm solid #000000" fo:background-color="#ffff99" fo:border-left="0.002cm solid #000000" fo:border-right="0.002cm solid #000000" fo:border-top="none"/>
      <style:text-properties fo:color="#000000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65"/>
    <style:style style:name="ce25" style:family="table-cell" style:parent-style-name="Default" style:data-style-name="N165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1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ext-properties fo:color="#0000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2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6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64">
      <style:table-cell-properties fo:border-bottom="none" fo:border-left="none" fo:border-right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2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7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7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7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2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60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2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107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7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2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fo:background-color="#ffffff"/>
    </style:style>
    <style:style style:name="ce52" style:family="table-cell" style:parent-style-name="Default" style:data-style-name="N164">
      <style:table-cell-properties fo:background-color="#ffffff" fo:border="none"/>
      <style:text-properties fo:font-weight="bold" style:font-weight-asian="bold" style:font-weight-complex="bold"/>
    </style:style>
    <style:style style:name="ce53" style:family="table-cell" style:parent-style-name="Default" style:data-style-name="N107"/>
    <style:style style:name="ce54" style:family="table-cell" style:parent-style-name="Default" style:data-style-name="N2"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2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7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7">
      <style:table-cell-properties fo:border-bottom="0.002cm solid #000000" fo:border-left="none" fo:border-right="none" fo:border-top="0.002cm solid #000000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 style:data-style-name="N1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002cm solid #000000" fo:border-left="none" fo:border-right="none" fo:border-top="0.002cm solid #000000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 style:data-style-name="N107">
      <style:table-cell-properties fo:border-bottom="0.002cm solid #000000" fo:border-left="none" fo:border-right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7">
      <style:table-cell-properties fo:background-color="#e6e6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7">
      <style:table-cell-properties fo:border-bottom="none" fo:background-color="#e6e6ff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74" style:family="table-cell" style:parent-style-name="Default" style:data-style-name="N107">
      <style:text-properties fo:color="#000000"/>
    </style:style>
    <style:style style:name="ce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7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Nuolenkärjet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fo:font-size="8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fo:font-size="8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ähtötiedo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5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LÄHTÖTIEDOT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Myyntitavoitteet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>
            <text:p>Tuote</text:p>
          </table:table-cell>
          <table:table-cell table:style-name="ce4" office:value-type="string">
            <text:p>I</text:p>
          </table:table-cell>
          <table:table-cell table:style-name="ce5" office:value-type="string">
            <text:p>II</text:p>
          </table:table-cell>
          <table:table-cell table:style-name="ce5" office:value-type="string">
            <text:p>III</text:p>
          </table:table-cell>
          <table:table-cell table:style-name="ce5" office:value-type="string">
            <text:p>IV</text:p>
          </table:table-cell>
          <table:table-cell table:number-columns-repeated="3"/>
        </table:table-row>
        <table:table-row table:style-name="ro1">
          <table:table-cell office:value-type="string">
            <text:p>Komia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400">
            <text:p>1400</text:p>
          </table:table-cell>
          <table:table-cell table:number-columns-repeated="3"/>
        </table:table-row>
        <table:table-row table:style-name="ro1">
          <table:table-cell office:value-type="string">
            <text:p>Häjy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1800">
            <text:p>180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Aines- ja varastotavoitteet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>
            <text:p>Varastonimik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II</text:p>
          </table:table-cell>
          <table:table-cell table:style-name="ce5" office:value-type="string">
            <text:p>III</text:p>
          </table:table-cell>
          <table:table-cell table:style-name="ce5" office:value-type="string">
            <text:p>IV</text:p>
          </table:table-cell>
          <table:table-cell table:number-columns-repeated="3"/>
        </table:table-row>
        <table:table-row table:style-name="ro1">
          <table:table-cell office:value-type="string">
            <text:p>Aines</text:p>
          </table:table-cell>
          <table:table-cell table:style-name="ce2" office:value-type="float" office:value="10200">
            <text:p>10200</text:p>
          </table:table-cell>
          <table:table-cell table:style-name="ce2" office:value-type="float" office:value="7400">
            <text:p>7400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 office:value-type="string">
            <text:p>Komia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700">
            <text:p>700</text:p>
          </table:table-cell>
          <table:table-cell table:number-columns-repeated="3"/>
        </table:table-row>
        <table:table-row table:style-name="ro1">
          <table:table-cell office:value-type="string">
            <text:p>Häjy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900">
            <text:p>9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3" office:value-type="string">
            <text:p>Standardikalkyyli</text:p>
          </table:table-cell>
          <table:table-cell table:style-name="ce6" office:value-type="string">
            <text:p>Komia</text:p>
          </table:table-cell>
          <table:table-cell table:style-name="ce10"/>
          <table:table-cell table:style-name="ce13" office:value-type="string">
            <text:p>Häjy</text:p>
          </table:table-cell>
          <table:table-cell table:style-name="ce18"/>
          <table:table-cell table:number-columns-repeated="3"/>
        </table:table-row>
        <table:table-row table:style-name="ro3">
          <table:table-cell office:value-type="string">
            <text:p>Tuote</text:p>
          </table:table-cell>
          <table:table-cell table:style-name="ce7" table:number-columns-repeated="2"/>
          <table:table-cell table:style-name="ce14" table:number-columns-repeated="2"/>
          <table:table-cell table:number-columns-repeated="3"/>
        </table:table-row>
        <table:table-row table:style-name="ro4">
          <table:table-cell office:value-type="string">
            <text:p>Aineskustannukset</text:p>
          </table:table-cell>
          <table:table-cell table:style-name="ce8" office:value-type="string">
            <text:p>8 yks a 9e</text:p>
          </table:table-cell>
          <table:table-cell table:style-name="ce11" office:value-type="currency" office:currency="EUR" office:value="72">
            <text:p>72,00 €</text:p>
          </table:table-cell>
          <table:table-cell table:style-name="ce15" office:value-type="string">
            <text:p>4 yks a 9e</text:p>
          </table:table-cell>
          <table:table-cell table:style-name="ce19" office:value-type="currency" office:currency="EUR" office:value="36">
            <text:p>36,00 €</text:p>
          </table:table-cell>
          <table:table-cell table:number-columns-repeated="3"/>
        </table:table-row>
        <table:table-row table:style-name="ro4">
          <table:table-cell office:value-type="string">
            <text:p>Palkat</text:p>
          </table:table-cell>
          <table:table-cell table:style-name="ce8" office:value-type="string">
            <text:p>6h a 10e/h</text:p>
          </table:table-cell>
          <table:table-cell table:style-name="ce11" office:value-type="currency" office:currency="EUR" office:value="60">
            <text:p>60,00 €</text:p>
          </table:table-cell>
          <table:table-cell table:style-name="ce15" office:value-type="string">
            <text:p>2h a 10e/h</text:p>
          </table:table-cell>
          <table:table-cell table:style-name="ce19" office:value-type="currency" office:currency="EUR" office:value="20">
            <text:p>20,00 €</text:p>
          </table:table-cell>
          <table:table-cell table:number-columns-repeated="2"/>
          <table:table-cell table:style-name="ce21"/>
        </table:table-row>
        <table:table-row table:style-name="ro2">
          <table:table-cell office:value-type="string">
            <text:p>Yleiskustannukset</text:p>
          </table:table-cell>
          <table:table-cell table:style-name="ce8" office:value-type="string">
            <text:p>60% palkoista</text:p>
          </table:table-cell>
          <table:table-cell table:style-name="ce11" office:value-type="currency" office:currency="EUR" office:value="36">
            <text:p>36,00 €</text:p>
          </table:table-cell>
          <table:table-cell table:style-name="ce16" office:value-type="string">
            <text:p>60% palkoista</text:p>
          </table:table-cell>
          <table:table-cell table:style-name="ce19" office:value-type="currency" office:currency="EUR" office:value="12">
            <text:p>12,00 €</text:p>
          </table:table-cell>
          <table:table-cell table:number-columns-repeated="3"/>
        </table:table-row>
        <table:table-row table:style-name="ro5">
          <table:table-cell office:value-type="string">
            <text:p>Minimikalkyyli</text:p>
          </table:table-cell>
          <table:table-cell table:style-name="ce8"/>
          <table:table-cell table:style-name="ce11" office:value-type="currency" office:currency="EUR" office:value="168">
            <text:p>168,00 €</text:p>
          </table:table-cell>
          <table:table-cell table:style-name="ce15"/>
          <table:table-cell table:style-name="ce19" office:value-type="currency" office:currency="EUR" office:value="68">
            <text:p>68,00 €</text:p>
          </table:table-cell>
          <table:table-cell table:number-columns-repeated="3"/>
        </table:table-row>
        <table:table-row table:style-name="ro5">
          <table:table-cell office:value-type="string">
            <text:p>Myyntihinta</text:p>
          </table:table-cell>
          <table:table-cell table:style-name="ce9"/>
          <table:table-cell table:style-name="ce12" office:value-type="currency" office:currency="EUR" office:value="280">
            <text:p>280,00 €</text:p>
          </table:table-cell>
          <table:table-cell table:style-name="ce17"/>
          <table:table-cell table:style-name="ce20" office:value-type="currency" office:currency="EUR" office:value="120">
            <text:p>120,00 €</text:p>
          </table:table-cell>
          <table:table-cell table:number-columns-repeated="3"/>
        </table:table-row>
      </table:table>
      <table:table table:name="budjettiseurantaraportti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24"/>
        <table:table-column table:style-name="co10" table:default-cell-style-name="Default"/>
        <table:table-column table:style-name="co6" table:number-columns-repeated="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liikevaihto</text:p>
          </table:table-cell>
          <table:table-cell table:style-name="Default" office:value-type="string">
            <text:p>Vaihtoehdot</text:p>
          </table:table-cell>
          <table:table-cell office:value-type="string">
            <text:p>liikevaihto</text:p>
          </table:table-cell>
          <table:table-cell office:value-type="string">
            <text:p>Toteuma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percentage" office:value="-0.2">
            <text:p>-20%</text:p>
          </table:table-cell>
          <table:table-cell table:style-name="ce27" office:value-type="string">
            <text:p>Budjetti</text:p>
          </table:table-cell>
          <table:table-cell table:style-name="ce23" office:value-type="percentage" office:value="0.2">
            <text:p>20%</text:p>
          </table:table-cell>
          <table:table-cell table:number-columns-repeated="3"/>
          <table:table-cell office:value-type="string">
            <text:p>Kehittäisin Nieminen Oy:n budjettilaskelmaa niin että <text:s/></text:p>
          </table:table-cell>
        </table:table-row>
        <table:table-row table:style-name="ro1">
          <table:table-cell/>
          <table:table-cell table:style-name="ce24"/>
          <table:table-cell/>
          <table:table-cell table:style-name="ce24"/>
          <table:table-cell table:number-columns-repeated="3"/>
          <table:table-cell office:value-type="string">
            <text:p>laatisin ensin budjetin kolmella eri vaihtoehtobudjetilla, joista</text:p>
          </table:table-cell>
        </table:table-row>
        <table:table-row table:style-name="ro1">
          <table:table-cell office:value-type="string">
            <text:p>Liikevaihto</text:p>
          </table:table-cell>
          <table:table-cell table:style-name="ce24" table:formula="of:=[.C6]*0.8" office:value-type="currency" office:currency="EUR" office:value="1472000">
            <text:p>1 472 000,00 €</text:p>
          </table:table-cell>
          <table:table-cell table:formula="of:=[Pääbudjetit.C43]" office:value-type="currency" office:currency="EUR" office:value="1840000">
            <text:p>1 840 000,00 €</text:p>
          </table:table-cell>
          <table:table-cell table:style-name="ce24" table:formula="of:=[.C6]*1.2" office:value-type="currency" office:currency="EUR" office:value="2208000">
            <text:p>2 208 000,00 €</text:p>
          </table:table-cell>
          <table:table-cell table:number-columns-repeated="3"/>
          <table:table-cell office:value-type="string">
            <text:p>yksi olisi huonoskenaario (-20%), toinen oletus ja kolmas yliodotusten</text:p>
          </table:table-cell>
        </table:table-row>
        <table:table-row table:style-name="ro1">
          <table:table-cell office:value-type="string">
            <text:p>Muuttuvat kustannukset</text:p>
          </table:table-cell>
          <table:table-cell table:style-name="ce24" table:formula="of:=[.C7]" office:value-type="currency" office:currency="EUR" office:value="-855800">
            <text:p>-855 800,00 €</text:p>
          </table:table-cell>
          <table:table-cell table:formula="of:=[Pääbudjetit.C46]" office:value-type="currency" office:currency="EUR" office:value="-855800">
            <text:p>-855 800,00 €</text:p>
          </table:table-cell>
          <table:table-cell table:style-name="ce24" table:formula="of:=[.C7]" office:value-type="currency" office:currency="EUR" office:value="-855800">
            <text:p>-855 800,00 €</text:p>
          </table:table-cell>
          <table:table-cell table:number-columns-repeated="3"/>
          <table:table-cell office:value-type="string">
            <text:p>oleva budjetti (+20%). Tuloksen valmistuttua täyttäisin vielä toteumasarakkeen</text:p>
          </table:table-cell>
        </table:table-row>
        <table:table-row table:style-name="ro1">
          <table:table-cell table:style-name="ce22" office:value-type="string">
            <text:p>MYYNTIKATE</text:p>
          </table:table-cell>
          <table:table-cell table:style-name="ce25" table:formula="of:=[.B6]+[.B7]" office:value-type="currency" office:currency="EUR" office:value="616200">
            <text:p>616 200,00 €</text:p>
          </table:table-cell>
          <table:table-cell table:style-name="ce25" table:formula="of:=[.C6]+[.C7]" office:value-type="currency" office:currency="EUR" office:value="984200">
            <text:p>984 200,00 €</text:p>
          </table:table-cell>
          <table:table-cell table:style-name="ce25" table:formula="of:=[.D6]+[.D7]" office:value-type="currency" office:currency="EUR" office:value="1352200">
            <text:p>1 352 200,00 €</text:p>
          </table:table-cell>
          <table:table-cell table:style-name="ce22"/>
          <table:table-cell table:number-columns-repeated="2"/>
          <table:table-cell office:value-type="string">
            <text:p>ja vertailisin toteutuneita lukuja budjetoituihin</text:p>
          </table:table-cell>
        </table:table-row>
        <table:table-row table:style-name="ro1">
          <table:table-cell table:style-name="ce1" office:value-type="string">
            <text:p>MYYNTIKATE%</text:p>
          </table:table-cell>
          <table:table-cell table:style-name="ce26" table:formula="of:=[.B8]/[.B6]" office:value-type="percentage" office:value="0.418614130434783">
            <text:p>41,86%</text:p>
          </table:table-cell>
          <table:table-cell table:style-name="ce26" table:formula="of:=[.C8]/[.C6]" office:value-type="percentage" office:value="0.534891304347826">
            <text:p>53,49%</text:p>
          </table:table-cell>
          <table:table-cell table:style-name="ce26" table:formula="of:=[.D8]/[.D6]" office:value-type="percentage" office:value="0.612409420289855">
            <text:p>61,24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Kiinteät kustannukset</text:p>
          </table:table-cell>
          <table:table-cell table:style-name="ce24"/>
          <table:table-cell/>
          <table:table-cell table:style-name="ce24"/>
          <table:table-cell table:number-columns-repeated="4"/>
        </table:table-row>
        <table:table-row table:style-name="ro1">
          <table:table-cell office:value-type="string">
            <text:p>Valmistuksen kustannukset</text:p>
          </table:table-cell>
          <table:table-cell table:style-name="ce24" table:formula="of:=[.C12]" office:value-type="currency" office:currency="EUR" office:value="417000">
            <text:p>417 000,00 €</text:p>
          </table:table-cell>
          <table:table-cell table:formula="of:=[Pääbudjetit.B49]" office:value-type="currency" office:currency="EUR" office:value="417000">
            <text:p>417 000,00 €</text:p>
          </table:table-cell>
          <table:table-cell table:style-name="ce24" table:formula="of:=[.C12]" office:value-type="currency" office:currency="EUR" office:value="417000">
            <text:p>417 000,00 €</text:p>
          </table:table-cell>
          <table:table-cell table:number-columns-repeated="4"/>
        </table:table-row>
        <table:table-row table:style-name="ro1">
          <table:table-cell office:value-type="string">
            <text:p>Myynninkustannukset</text:p>
          </table:table-cell>
          <table:table-cell table:style-name="ce24" table:formula="of:=[.C13]" office:value-type="currency" office:currency="EUR" office:value="117000">
            <text:p>117 000,00 €</text:p>
          </table:table-cell>
          <table:table-cell table:formula="of:=[Pääbudjetit.B50]" office:value-type="currency" office:currency="EUR" office:value="117000">
            <text:p>117 000,00 €</text:p>
          </table:table-cell>
          <table:table-cell table:style-name="ce24" table:formula="of:=[.C13]" office:value-type="currency" office:currency="EUR" office:value="117000">
            <text:p>117 000,00 €</text:p>
          </table:table-cell>
          <table:table-cell table:number-columns-repeated="4"/>
        </table:table-row>
        <table:table-row table:style-name="ro1">
          <table:table-cell office:value-type="string">
            <text:p>Hallinnon kustannukset</text:p>
          </table:table-cell>
          <table:table-cell table:style-name="ce24" table:formula="of:=[.C14]" office:value-type="currency" office:currency="EUR" office:value="330000">
            <text:p>330 000,00 €</text:p>
          </table:table-cell>
          <table:table-cell table:formula="of:=[Pääbudjetit.B51]" office:value-type="currency" office:currency="EUR" office:value="330000">
            <text:p>330 000,00 €</text:p>
          </table:table-cell>
          <table:table-cell table:style-name="ce24" table:formula="of:=[.C14]" office:value-type="currency" office:currency="EUR" office:value="330000">
            <text:p>330 000,00 €</text:p>
          </table:table-cell>
          <table:table-cell table:number-columns-repeated="4"/>
        </table:table-row>
        <table:table-row table:style-name="ro1">
          <table:table-cell table:style-name="ce22" office:value-type="string">
            <text:p>Käyttökate</text:p>
          </table:table-cell>
          <table:table-cell table:style-name="ce25" table:formula="of:=[.B8]-[.B12]-[.B13]-[.B14]" office:value-type="currency" office:currency="EUR" office:value="-247800">
            <text:p>-247 800,00 €</text:p>
          </table:table-cell>
          <table:table-cell table:style-name="ce25" table:formula="of:=[.C8]-[.C12]-[.C13]-[.C14]" office:value-type="currency" office:currency="EUR" office:value="120200">
            <text:p>120 200,00 €</text:p>
          </table:table-cell>
          <table:table-cell table:style-name="ce25" table:formula="of:=[.D8]-[.D12]-[.D13]-[.D14]" office:value-type="currency" office:currency="EUR" office:value="488200">
            <text:p>488 200,00 €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2" office:value-type="string">
            <text:p>käyttökate%</text:p>
          </table:table-cell>
          <table:table-cell table:style-name="ce22"/>
          <table:table-cell table:style-name="ce28" table:formula="of:=[.C15]/[.C8]" office:value-type="percentage" office:value="0.122129648445438">
            <text:p>12,21%</text:p>
          </table:table-cell>
          <table:table-cell table:style-name="ce28" table:formula="of:=[.D15]/[.D6]" office:value-type="percentage" office:value="0.221105072463768">
            <text:p>22,11%</text:p>
          </table:table-cell>
          <table:table-cell table:style-name="ce2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Kriittinen piste</text:p>
          </table:table-cell>
          <table:table-cell table:formula="of:=([.C12]+[.C13]+[.C14])/[.C9]" office:value-type="currency" office:currency="EUR" office:value="1615281.44686039">
            <text:p>1 615 281,45 €</text:p>
          </table:table-cell>
          <table:table-cell table:number-columns-repeated="6"/>
        </table:table-row>
      </table:table>
      <table:table table:name="Pääbudjetit" table:style-name="ta1" table:print="false">
        <table:table-column table:style-name="co11" table:default-cell-style-name="ce3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2"/>
        <table:table-column table:style-name="co6" table:default-cell-style-name="Default"/>
        <table:table-column table:style-name="co16" table:default-cell-style-name="Default"/>
        <table:table-column table:style-name="co6" table:number-columns-repeated="7" table:default-cell-style-name="Default"/>
        <table:table-row table:style-name="ro6">
          <table:table-cell table:style-name="ce29" office:value-type="string">
            <text:p>Pääbudjetit</text:p>
          </table:table-cell>
          <table:table-cell table:style-name="ce30" table:number-columns-repeated="4"/>
          <table:table-cell table:number-columns-repeated="9"/>
        </table:table-row>
        <table:table-row table:style-name="ro1">
          <table:table-cell table:style-name="ce30" table:number-columns-repeated="5"/>
          <table:table-cell table:number-columns-repeated="9"/>
        </table:table-row>
        <table:table-row table:style-name="ro7">
          <table:table-cell table:style-name="ce31" office:value-type="string">
            <text:p>Kassabudjetti</text:p>
          </table:table-cell>
          <table:table-cell table:style-name="ce32"/>
          <table:table-cell table:style-name="ce34" office:value-type="string">
            <text:p>Janne Bragge – 263654</text:p>
          </table:table-cell>
          <table:table-cell table:style-name="ce32"/>
          <table:table-cell table:number-columns-repeated="10"/>
        </table:table-row>
        <table:table-row table:style-name="ro1">
          <table:table-cell/>
          <table:table-cell table:style-name="ce32" table:number-columns-repeated="3"/>
          <table:table-cell table:number-columns-repeated="10"/>
        </table:table-row>
        <table:table-row table:style-name="ro1">
          <table:table-cell/>
          <table:table-cell table:style-name="ce37" office:value-type="string">
            <text:p>I</text:p>
          </table:table-cell>
          <table:table-cell table:style-name="ce37" office:value-type="string">
            <text:p>II</text:p>
          </table:table-cell>
          <table:table-cell table:style-name="ce37" office:value-type="string">
            <text:p>III</text:p>
          </table:table-cell>
          <table:table-cell table:style-name="ce37" office:value-type="string">
            <text:p>IV</text:p>
          </table:table-cell>
          <table:table-cell table:style-name="ce1" office:value-type="string">
            <text:p>Kaikki kvartaalit</text:p>
          </table:table-cell>
          <table:table-cell table:number-columns-repeated="8"/>
        </table:table-row>
        <table:table-row table:style-name="ro8">
          <table:table-cell table:style-name="ce33" office:value-type="string">
            <text:p>Tuotantotoiminta</text:p>
          </table:table-cell>
          <table:table-cell table:style-name="ce32" table:number-columns-repeated="3"/>
          <table:table-cell table:number-columns-repeated="10"/>
        </table:table-row>
        <table:table-row table:style-name="ro1">
          <table:table-cell office:value-type="string">
            <text:p>Kassaanmaksut</text:p>
          </table:table-cell>
          <table:table-cell table:style-name="ce32" table:number-columns-repeated="3"/>
          <table:table-cell table:number-columns-repeated="10"/>
        </table:table-row>
        <table:table-row table:style-name="ro1">
          <table:table-cell office:value-type="string">
            <text:p><text:s/>I Myynti</text:p>
          </table:table-cell>
          <table:table-cell table:style-name="ce38" table:formula="of:=[Myyntibudjetti.B19]*0.5" office:value-type="currency" office:currency="EUR" office:value="236000">
            <text:p>236 000 €</text:p>
          </table:table-cell>
          <table:table-cell table:style-name="ce38" table:formula="of:=([Myyntibudjetti.C19]*0.5)+([Myyntibudjetti.B19]*0.5)" office:value-type="currency" office:currency="EUR" office:value="392000">
            <text:p>392 000 €</text:p>
          </table:table-cell>
          <table:table-cell table:style-name="ce38" table:formula="of:=([Myyntibudjetti.D19]*0.5)+([Myyntibudjetti.C19]*0.5)" office:value-type="currency" office:currency="EUR" office:value="380000">
            <text:p>380 000 €</text:p>
          </table:table-cell>
          <table:table-cell table:style-name="ce38" table:formula="of:=([Myyntibudjetti.E19]*0.5)+([Myyntibudjetti.D19]*0.5)" office:value-type="currency" office:currency="EUR" office:value="528000">
            <text:p>528 00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Kassastamaksut</text:p>
          </table:table-cell>
          <table:table-cell table:style-name="ce38" table:number-columns-repeated="4"/>
          <table:table-cell table:style-name="ce51"/>
          <table:table-cell table:number-columns-repeated="8"/>
        </table:table-row>
        <table:table-row table:style-name="ro1">
          <table:table-cell office:value-type="string">
            <text:p><text:s text:c="2"/>ainekset</text:p>
          </table:table-cell>
          <table:table-cell table:style-name="ce38" table:formula="of:=([Ostobudjetti.B11]*0.5)" office:value-type="currency" office:currency="EUR" office:value="75600">
            <text:p>75 600 €</text:p>
          </table:table-cell>
          <table:table-cell table:style-name="ce38" table:formula="of:=([Ostobudjetti.C11]*0.5)+([Ostobudjetti.B11]*0.5)" office:value-type="currency" office:currency="EUR" office:value="140400">
            <text:p>140 400 €</text:p>
          </table:table-cell>
          <table:table-cell table:style-name="ce38" table:formula="of:=([Ostobudjetti.D11]*0.5)+([Ostobudjetti.C11]*0.5)" office:value-type="currency" office:currency="EUR" office:value="100800">
            <text:p>100 800 €</text:p>
          </table:table-cell>
          <table:table-cell table:style-name="ce38" table:formula="of:=([Ostobudjetti.E11]*0.5)+([Ostobudjetti.D11]*0.5)" office:value-type="currency" office:currency="EUR" office:value="117000">
            <text:p>117 00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<text:s text:c="2"/>työ</text:p>
          </table:table-cell>
          <table:table-cell table:style-name="ce38" table:formula="of:=['Valmistusbudjetti &amp; valmistuskustannusbudjetti'.B24]" office:value-type="currency" office:currency="EUR" office:value="108000">
            <text:p>108 000 €</text:p>
          </table:table-cell>
          <table:table-cell table:style-name="ce38" table:formula="of:=['Valmistusbudjetti &amp; valmistuskustannusbudjetti'.C24]" office:value-type="currency" office:currency="EUR" office:value="92000">
            <text:p>92 000 €</text:p>
          </table:table-cell>
          <table:table-cell table:style-name="ce38" table:formula="of:=['Valmistusbudjetti &amp; valmistuskustannusbudjetti'.D24]" office:value-type="currency" office:currency="EUR" office:value="52000">
            <text:p>52 000 €</text:p>
          </table:table-cell>
          <table:table-cell table:style-name="ce38" table:formula="of:=['Valmistusbudjetti &amp; valmistuskustannusbudjetti'.E24]" office:value-type="currency" office:currency="EUR" office:value="116000">
            <text:p>116 00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Valm.yleis.kust.</text:p>
          </table:table-cell>
          <table:table-cell table:style-name="ce38" table:formula="of:=['Valmistusbudjetti &amp; valmistuskustannusbudjetti'.B27]" office:value-type="currency" office:currency="EUR" office:value="80500">
            <text:p>80 500 €</text:p>
          </table:table-cell>
          <table:table-cell table:style-name="ce38" table:formula="of:=['Valmistusbudjetti &amp; valmistuskustannusbudjetti'.C27]" office:value-type="currency" office:currency="EUR" office:value="80500">
            <text:p>80 500 €</text:p>
          </table:table-cell>
          <table:table-cell table:style-name="ce38" table:formula="of:=['Valmistusbudjetti &amp; valmistuskustannusbudjetti'.D27]" office:value-type="currency" office:currency="EUR" office:value="80500">
            <text:p>80 500 €</text:p>
          </table:table-cell>
          <table:table-cell table:style-name="ce38" table:formula="of:=['Valmistusbudjetti &amp; valmistuskustannusbudjetti'.E27]" office:value-type="currency" office:currency="EUR" office:value="80500">
            <text:p>80 50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<text:s text:c="2"/>investoinnit</text:p>
          </table:table-cell>
          <table:table-cell table:style-name="ce38" table:formula="of:=['Valmistusbudjetti &amp; valmistuskustannusbudjetti'.B28]" office:value-type="currency" office:currency="EUR" office:value="8000">
            <text:p>8 000 €</text:p>
          </table:table-cell>
          <table:table-cell table:style-name="ce38" table:formula="of:=['Valmistusbudjetti &amp; valmistuskustannusbudjetti'.C28]" office:value-type="currency" office:currency="EUR" office:value="12000">
            <text:p>12 000 €</text:p>
          </table:table-cell>
          <table:table-cell table:style-name="ce38" table:formula="of:=['Valmistusbudjetti &amp; valmistuskustannusbudjetti'.D28]" office:value-type="currency" office:currency="EUR" office:value="75000">
            <text:p>75 000 €</text:p>
          </table:table-cell>
          <table:table-cell table:style-name="ce38" table:formula="of:=['Valmistusbudjetti &amp; valmistuskustannusbudjetti'.E28]" office:value-type="currency" office:currency="EUR" office:value="0">
            <text:p>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II summa</text:p>
          </table:table-cell>
          <table:table-cell table:style-name="ce38" table:formula="of:=+SUM([.B10:.B13])" office:value-type="currency" office:currency="EUR" office:value="272100">
            <text:p>272 100 €</text:p>
          </table:table-cell>
          <table:table-cell table:style-name="ce38" table:formula="of:=+SUM([.C10:.C13])" office:value-type="currency" office:currency="EUR" office:value="324900">
            <text:p>324 900 €</text:p>
          </table:table-cell>
          <table:table-cell table:style-name="ce38" table:formula="of:=+SUM([.D10:.D13])" office:value-type="currency" office:currency="EUR" office:value="308300">
            <text:p>308 300 €</text:p>
          </table:table-cell>
          <table:table-cell table:style-name="ce38" table:formula="of:=+SUM([.E10:.E13])" office:value-type="currency" office:currency="EUR" office:value="313500">
            <text:p>313 500 €</text:p>
          </table:table-cell>
          <table:table-cell table:style-name="ce51"/>
          <table:table-cell table:number-columns-repeated="8"/>
        </table:table-row>
        <table:table-row table:style-name="ro1">
          <table:table-cell table:style-name="ce34" office:value-type="string">
            <text:p>A I-II</text:p>
          </table:table-cell>
          <table:table-cell table:style-name="ce39" table:formula="of:=+[.B8]-[.B14]" office:value-type="currency" office:currency="EUR" office:value="-36100">
            <text:p>-36 100 €</text:p>
          </table:table-cell>
          <table:table-cell table:style-name="ce39" table:formula="of:=+[.C8]-[.C14]" office:value-type="currency" office:currency="EUR" office:value="67100">
            <text:p>67 100 €</text:p>
          </table:table-cell>
          <table:table-cell table:style-name="ce39" table:formula="of:=+[.D8]-[.D14]" office:value-type="currency" office:currency="EUR" office:value="71700">
            <text:p>71 700 €</text:p>
          </table:table-cell>
          <table:table-cell table:style-name="ce39" table:formula="of:=+[.E8]-[.E14]" office:value-type="currency" office:currency="EUR" office:value="214500">
            <text:p>214 500 €</text:p>
          </table:table-cell>
          <table:table-cell table:style-name="ce52"/>
          <table:table-cell table:number-columns-repeated="8"/>
        </table:table-row>
        <table:table-row table:style-name="ro8">
          <table:table-cell table:style-name="ce33" office:value-type="string">
            <text:p>Rahoitus</text:p>
          </table:table-cell>
          <table:table-cell table:style-name="ce40" table:number-columns-repeated="4"/>
          <table:table-cell table:number-columns-repeated="9"/>
        </table:table-row>
        <table:table-row table:style-name="ro1">
          <table:table-cell office:value-type="string">
            <text:p>Kassaanmaksut</text:p>
          </table:table-cell>
          <table:table-cell table:style-name="ce40" table:number-columns-repeated="4"/>
          <table:table-cell table:number-columns-repeated="9"/>
        </table:table-row>
        <table:table-row table:style-name="ro1">
          <table:table-cell office:value-type="string">
            <text:p><text:s text:c="3"/>oman pääoman sij.</text:p>
          </table:table-cell>
          <table:table-cell table:style-name="ce41"/>
          <table:table-cell table:style-name="ce42" table:number-columns-repeated="3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lisälainat</text:p>
          </table:table-cell>
          <table:table-cell table:style-name="ce41" office:value-type="currency" office:currency="EUR" office:value="40000">
            <text:p>40 000,00 €</text:p>
          </table:table-cell>
          <table:table-cell table:style-name="ce42" office:value-type="currency" office:currency="EUR" office:value="12000">
            <text:p>12 000,00 €</text:p>
          </table:table-cell>
          <table:table-cell table:style-name="ce42" table:number-columns-repeated="2"/>
          <table:table-cell table:style-name="ce53" table:formula="of:=SUM([.B19:.E19])" office:value-type="currency" office:currency="EUR" office:value="52000">
            <text:p>52 000,00 €</text:p>
          </table:table-cell>
          <table:table-cell table:number-columns-repeated="8"/>
        </table:table-row>
        <table:table-row table:style-name="ro1">
          <table:table-cell office:value-type="string">
            <text:p><text:s text:c="3"/>korkotulot</text:p>
          </table:table-cell>
          <table:table-cell table:style-name="ce42" table:number-columns-repeated="4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muut</text:p>
          </table:table-cell>
          <table:table-cell table:style-name="ce41"/>
          <table:table-cell table:style-name="ce42" table:number-columns-repeated="3"/>
          <table:table-cell table:style-name="ce53"/>
          <table:table-cell table:number-columns-repeated="8"/>
        </table:table-row>
        <table:table-row table:style-name="ro1">
          <table:table-cell office:value-type="string">
            <text:p>III summa</text:p>
          </table:table-cell>
          <table:table-cell table:style-name="ce42" table:formula="of:=+SUM([.B18:.B21])" office:value-type="currency" office:currency="EUR" office:value="40000">
            <text:p>40 000,00 €</text:p>
          </table:table-cell>
          <table:table-cell table:style-name="ce42" table:formula="of:=+SUM([.C18:.C21])" office:value-type="currency" office:currency="EUR" office:value="12000">
            <text:p>12 000,00 €</text:p>
          </table:table-cell>
          <table:table-cell table:style-name="ce42" table:formula="of:=+SUM([.D18:.D21])" office:value-type="currency" office:currency="EUR" office:value="0">
            <text:p>0,00 €</text:p>
          </table:table-cell>
          <table:table-cell table:style-name="ce42" table:formula="of:=+SUM([.E18:.E21])" office:value-type="currency" office:currency="EUR" office:value="0">
            <text:p>0,00 €</text:p>
          </table:table-cell>
          <table:table-cell table:style-name="ce53"/>
          <table:table-cell table:number-columns-repeated="8"/>
        </table:table-row>
        <table:table-row table:style-name="ro1">
          <table:table-cell office:value-type="string">
            <text:p>Kassastamaksut</text:p>
          </table:table-cell>
          <table:table-cell table:style-name="ce42" table:number-columns-repeated="4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2"/>oman pääoman pal.</text:p>
          </table:table-cell>
          <table:table-cell table:style-name="ce42" table:number-columns-repeated="4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lainojen lyh</text:p>
          </table:table-cell>
          <table:table-cell table:style-name="ce42"/>
          <table:table-cell table:style-name="ce42" office:value-type="currency" office:currency="EUR" office:value="20000">
            <text:p>20 000,00 €</text:p>
          </table:table-cell>
          <table:table-cell table:style-name="ce42"/>
          <table:table-cell table:style-name="ce42" office:value-type="currency" office:currency="EUR" office:value="20000">
            <text:p>20 000,00 €</text:p>
          </table:table-cell>
          <table:table-cell table:style-name="ce53" table:formula="of:=SUM([.B25:.E25])" office:value-type="currency" office:currency="EUR" office:value="40000">
            <text:p>40 000,00 €</text:p>
          </table:table-cell>
          <table:table-cell table:number-columns-repeated="8"/>
        </table:table-row>
        <table:table-row table:style-name="ro1">
          <table:table-cell office:value-type="string">
            <office:annotation draw:style-name="gr1" draw:text-style-name="P1" svg:width="3.875cm" svg:height="1.249cm" svg:x="6.249cm" svg:y="12.203cm" draw:caption-point-x="-0.429cm" draw:caption-point-y="0.278cm">
              <dc:date>2014-10-26T00:00:00</dc:date>
              <text:p text:style-name="P1"><text:span text:style-name="T1">Katso mark ja hall budjetista lähtötiedot</text:span></text:p>
            </office:annotation>
            <text:p><text:s text:c="3"/>korkomenot</text:p>
          </table:table-cell>
          <table:table-cell table:number-columns-repeated="4" table:style-name="ce42" office:value-type="currency" office:currency="EUR" office:value="3000">
            <text:p>3 000,00 €</text:p>
          </table:table-cell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verot</text:p>
          </table:table-cell>
          <table:table-cell table:style-name="ce42" office:value-type="currency" office:currency="EUR" office:value="7000">
            <text:p>7 000,00 €</text:p>
          </table:table-cell>
          <table:table-cell table:style-name="ce42" table:formula="of:=28000/4" office:value-type="currency" office:currency="EUR" office:value="7000">
            <text:p>7 000,00 €</text:p>
          </table:table-cell>
          <table:table-cell table:style-name="ce42" table:formula="of:=+[.C27]" office:value-type="currency" office:currency="EUR" office:value="7000">
            <text:p>7 000,00 €</text:p>
          </table:table-cell>
          <table:table-cell table:style-name="ce42" table:formula="of:=+[.D27]" office:value-type="currency" office:currency="EUR" office:value="7000">
            <text:p>7 000,00 €</text:p>
          </table:table-cell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osingot</text:p>
          </table:table-cell>
          <table:table-cell table:style-name="ce42"/>
          <table:table-cell table:style-name="ce42" office:value-type="currency" office:currency="EUR" office:value="50000">
            <text:p>50 000,00 €</text:p>
          </table:table-cell>
          <table:table-cell table:style-name="ce42" table:number-columns-repeated="2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muut</text:p>
          </table:table-cell>
          <table:table-cell table:style-name="ce42" table:number-columns-repeated="4"/>
          <table:table-cell table:style-name="ce53"/>
          <table:table-cell table:number-columns-repeated="8"/>
        </table:table-row>
        <table:table-row table:style-name="ro1">
          <table:table-cell office:value-type="string">
            <text:p>IV summa</text:p>
          </table:table-cell>
          <table:table-cell table:style-name="ce42" table:formula="of:=+SUM([.B24:.B29])" office:value-type="currency" office:currency="EUR" office:value="10000">
            <text:p>10 000,00 €</text:p>
          </table:table-cell>
          <table:table-cell table:style-name="ce42" table:formula="of:=+SUM([.C24:.C29])" office:value-type="currency" office:currency="EUR" office:value="80000">
            <text:p>80 000,00 €</text:p>
          </table:table-cell>
          <table:table-cell table:style-name="ce42" table:formula="of:=+SUM([.D24:.D29])" office:value-type="currency" office:currency="EUR" office:value="10000">
            <text:p>10 000,00 €</text:p>
          </table:table-cell>
          <table:table-cell table:style-name="ce42" table:formula="of:=+SUM([.E24:.E29])" office:value-type="currency" office:currency="EUR" office:value="30000">
            <text:p>30 000,00 €</text:p>
          </table:table-cell>
          <table:table-cell table:style-name="ce53"/>
          <table:table-cell table:number-columns-repeated="8"/>
        </table:table-row>
        <table:table-row table:style-name="ro1">
          <table:table-cell table:style-name="ce34" office:value-type="string">
            <text:p>B III-IV</text:p>
          </table:table-cell>
          <table:table-cell table:style-name="ce43" table:formula="of:=+[.B22]-[.B30]" office:value-type="currency" office:currency="EUR" office:value="30000">
            <text:p>30 000,00 €</text:p>
          </table:table-cell>
          <table:table-cell table:style-name="ce43" table:formula="of:=+[.C22]-[.C30]" office:value-type="currency" office:currency="EUR" office:value="-68000">
            <text:p>-68 000,00 €</text:p>
          </table:table-cell>
          <table:table-cell table:style-name="ce43" table:formula="of:=+[.D22]-[.D30]" office:value-type="currency" office:currency="EUR" office:value="-10000">
            <text:p>-10 000,00 €</text:p>
          </table:table-cell>
          <table:table-cell table:style-name="ce43" table:formula="of:=+[.E22]-[.E30]" office:value-type="currency" office:currency="EUR" office:value="-30000">
            <text:p>-30 000,00 €</text:p>
          </table:table-cell>
          <table:table-cell table:number-columns-repeated="9"/>
        </table:table-row>
        <table:table-row table:style-name="ro1">
          <table:table-cell table:style-name="ce34" office:value-type="string">
            <text:p>C A+B</text:p>
          </table:table-cell>
          <table:table-cell table:style-name="ce43" table:formula="of:=+[.B15]+[.B31]" office:value-type="currency" office:currency="EUR" office:value="-6100">
            <text:p>-6 100,00 €</text:p>
          </table:table-cell>
          <table:table-cell table:style-name="ce43" table:formula="of:=+[.C15]+[.C31]" office:value-type="currency" office:currency="EUR" office:value="-900">
            <text:p>-900,00 €</text:p>
          </table:table-cell>
          <table:table-cell table:style-name="ce43" table:formula="of:=+[.D15]+[.D31]" office:value-type="currency" office:currency="EUR" office:value="61700">
            <text:p>61 700,00 €</text:p>
          </table:table-cell>
          <table:table-cell table:style-name="ce43" table:formula="of:=+[.E15]+[.E31]" office:value-type="currency" office:currency="EUR" office:value="184500">
            <text:p>184 500,00 €</text:p>
          </table:table-cell>
          <table:table-cell table:number-columns-repeated="9"/>
        </table:table-row>
        <table:table-row table:style-name="ro1">
          <table:table-cell office:value-type="string">
            <text:p>Alkukassa</text:p>
          </table:table-cell>
          <table:table-cell table:style-name="ce42" office:value-type="currency" office:currency="EUR" office:value="11000">
            <text:p>11 000,00 €</text:p>
          </table:table-cell>
          <table:table-cell table:style-name="ce42" table:formula="of:=+[.B34]" office:value-type="currency" office:currency="EUR" office:value="4900">
            <text:p>4 900,00 €</text:p>
          </table:table-cell>
          <table:table-cell table:style-name="ce42" table:formula="of:=+[.C34]" office:value-type="currency" office:currency="EUR" office:value="4000">
            <text:p>4 000,00 €</text:p>
          </table:table-cell>
          <table:table-cell table:style-name="ce42" table:formula="of:=+[.D34]" office:value-type="currency" office:currency="EUR" office:value="65700">
            <text:p>65 700,00 €</text:p>
          </table:table-cell>
          <table:table-cell table:number-columns-repeated="9"/>
        </table:table-row>
        <table:table-row table:style-name="ro1">
          <table:table-cell table:style-name="ce34" office:value-type="string">
            <text:p>Loppukassa</text:p>
          </table:table-cell>
          <table:table-cell table:style-name="ce42" table:formula="of:=+[.B32]+[.B33]" office:value-type="currency" office:currency="EUR" office:value="4900">
            <text:p>4 900,00 €</text:p>
          </table:table-cell>
          <table:table-cell table:style-name="ce42" table:formula="of:=+[.C32]+[.C33]" office:value-type="currency" office:currency="EUR" office:value="4000">
            <text:p>4 000,00 €</text:p>
          </table:table-cell>
          <table:table-cell table:style-name="ce42" table:formula="of:=+[.D32]+[.D33]" office:value-type="currency" office:currency="EUR" office:value="65700">
            <text:p>65 700,00 €</text:p>
          </table:table-cell>
          <table:table-cell table:style-name="ce42" table:formula="of:=+[.E32]+[.E33]" office:value-type="currency" office:currency="EUR" office:value="250200">
            <text:p>250 200,00 €</text:p>
          </table:table-cell>
          <table:table-cell table:number-columns-repeated="9"/>
        </table:table-row>
        <table:table-row table:style-name="ro1">
          <table:table-cell table:style-name="ce34"/>
          <table:table-cell table:style-name="ce40" table:number-columns-repeated="4"/>
          <table:table-cell table:number-columns-repeated="9"/>
        </table:table-row>
        <table:table-row table:style-name="ro9">
          <table:table-cell table:style-name="ce35" office:value-type="string">
            <text:p>HUOM!</text:p>
          </table:table-cell>
          <table:table-cell table:style-name="ce30" table:number-columns-repeated="2"/>
          <table:table-cell table:style-name="ce40"/>
          <table:table-cell table:style-name="ce46"/>
          <table:table-cell table:number-columns-repeated="9"/>
        </table:table-row>
        <table:table-row table:style-name="ro1">
          <table:table-cell table:style-name="ce34" office:value-type="string">
            <text:p>Loppukassatavoite:</text:p>
          </table:table-cell>
          <table:table-cell table:style-name="ce44" office:value-type="float" office:value="4000">
            <text:p>4000,00</text:p>
          </table:table-cell>
          <table:table-cell table:style-name="ce40" table:number-columns-repeated="2"/>
          <table:table-cell table:style-name="ce46"/>
          <table:table-cell table:number-columns-repeated="9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7">
          <table:table-cell table:style-name="ce31" office:value-type="string">
            <text:p>Tulosbudjetti</text:p>
          </table:table-cell>
          <table:table-cell table:style-name="ce32"/>
          <table:table-cell table:style-name="ce47" office:value-type="string">
            <text:p>€</text:p>
          </table:table-cell>
          <table:table-cell table:style-name="ce47" office:value-type="string">
            <text:p>%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Myynti</text:p>
          </table:table-cell>
          <table:table-cell table:style-name="ce30"/>
          <table:table-cell table:style-name="ce40" table:formula="of:=+[Myyntibudjetti.F19]" office:value-type="float" office:value="1840000">
            <text:p>1840000,00</text:p>
          </table:table-cell>
          <table:table-cell table:style-name="ce46" table:formula="of:=+[.C43]/[.$C$43]%" office:value-type="float" office:value="100">
            <text:p>100,00</text:p>
          </table:table-cell>
          <table:table-cell office:value-type="string">
            <text:p>Myyntibudjetti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Valmistevaraston lisäys</text:p>
          </table:table-cell>
          <table:table-cell table:style-name="ce30"/>
          <table:table-cell table:style-name="ce40" table:formula="of:=[Varastobudjetti.D12]" office:value-type="float" office:value="50600">
            <text:p>50600,00</text:p>
          </table:table-cell>
          <table:table-cell table:style-name="ce40" table:formula="of:=+[.C44]/[.$C$43]%" office:value-type="float" office:value="2.75">
            <text:p>2,75</text:p>
          </table:table-cell>
          <table:table-cell office:value-type="string">
            <text:p>Varastobudjetti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/>
          <table:table-cell table:style-name="ce32"/>
          <table:table-cell table:style-name="ce46" table:formula="of:=+[.C43]+[.C44]" office:value-type="float" office:value="1890600">
            <text:p>1890600,00</text:p>
          </table:table-cell>
          <table:table-cell table:style-name="ce40" table:formula="of:=+[.C45]/[.$C$43]%" office:value-type="float" office:value="102.75">
            <text:p>102,75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Muuttuvat kustannukset</text:p>
          </table:table-cell>
          <table:table-cell table:style-name="ce32"/>
          <table:table-cell table:style-name="ce40" table:formula="of:=-['Valmistusbudjetti &amp; valmistuskustannusbudjetti'.F25]+[Varastobudjetti.D8]" office:value-type="float" office:value="-855800">
            <text:p>-855800,00</text:p>
          </table:table-cell>
          <table:table-cell table:style-name="ce40" table:formula="of:=+[.C46]/[.$C$43]%" office:value-type="float" office:value="-46.5108695652174">
            <text:p>-46,51</text:p>
          </table:table-cell>
          <table:table-cell office:value-type="string">
            <text:p>Valmistuskustannusbudjetti (=välittömät kustannukset); ainesvston kasvu "eliminoitu".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table:style-name="ce34" office:value-type="string">
            <text:p>KATETUOTTO</text:p>
          </table:table-cell>
          <table:table-cell table:style-name="ce32"/>
          <table:table-cell table:style-name="ce46" table:formula="of:=+[.C45]+[.C46]" office:value-type="float" office:value="1034800">
            <text:p>1034800,00</text:p>
          </table:table-cell>
          <table:table-cell table:style-name="ce46" table:formula="of:=+[.C47]/[.$C$43]%" office:value-type="float" office:value="56.2391304347826">
            <text:p>56,24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Kiinteät kustannukset</text:p>
          </table:table-cell>
          <table:table-cell table:style-name="ce32" table:number-columns-repeated="2"/>
          <table:table-cell table:style-name="ce40"/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Valmistuksen kustannukset</text:p>
          </table:table-cell>
          <table:table-cell table:style-name="ce40" table:formula="of:=+['Valmistusbudjetti &amp; valmistuskustannusbudjetti'.F29]-['Valmistusbudjetti &amp; valmistuskustannusbudjetti'.F25]" office:value-type="float" office:value="417000">
            <text:p>417000,00</text:p>
          </table:table-cell>
          <table:table-cell table:style-name="ce30"/>
          <table:table-cell table:style-name="ce40"/>
          <table:table-cell office:value-type="string">
            <text:p>Valmistuskustannusbudjetti-avustukset</text:p>
          </table:table-cell>
          <table:table-cell table:style-name="ce32" table:number-columns-repeated="2"/>
          <table:table-cell table:style-name="ce56" table:number-columns-repeated="3"/>
          <table:table-cell table:style-name="ce57"/>
          <table:table-cell table:style-name="ce56" table:number-columns-repeated="3"/>
        </table:table-row>
        <table:table-row table:style-name="ro1">
          <table:table-cell office:value-type="string">
            <text:p><text:s text:c="2"/>Myynnin kustannukset</text:p>
          </table:table-cell>
          <table:table-cell table:style-name="ce40" table:formula="of:=+['Markkinointi- ja hallinnointibudjetti'.F8]" office:value-type="float" office:value="117000">
            <text:p>117000,00</text:p>
          </table:table-cell>
          <table:table-cell table:style-name="ce30"/>
          <table:table-cell table:style-name="ce40"/>
          <table:table-cell office:value-type="string">
            <text:p>Myyntikustannusbudjetti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Hallinnon kustannukset</text:p>
          </table:table-cell>
          <table:table-cell table:style-name="ce40" table:formula="of:=['Markkinointi- ja hallinnointibudjetti'.F12]-12000" office:value-type="float" office:value="330000">
            <text:p>330000,00</text:p>
          </table:table-cell>
          <table:table-cell table:style-name="ce40" table:formula="of:=-([.B49]+[.B50]+[.B51])" office:value-type="float" office:value="-864000">
            <text:p>-864000,00</text:p>
          </table:table-cell>
          <table:table-cell table:style-name="ce40" table:formula="of:=+[.C51]/[.$C$43]%" office:value-type="float" office:value="-46.9565217391304">
            <text:p>-46,96</text:p>
          </table:table-cell>
          <table:table-cell office:value-type="string">
            <text:p>Hallintokustannusbudjetti ilman korkoja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Tulos ennen voitonjakoa</text:p>
          </table:table-cell>
          <table:table-cell table:style-name="ce32"/>
          <table:table-cell table:style-name="ce46" table:formula="of:=+[.C47]+[.C51]" office:value-type="float" office:value="170800">
            <text:p>170800,00</text:p>
          </table:table-cell>
          <table:table-cell table:style-name="ce46" table:formula="of:=+[.C52]/[.$C$43]%" office:value-type="float" office:value="9.28260869565217">
            <text:p>9,28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Korot</text:p>
          </table:table-cell>
          <table:table-cell table:style-name="ce32"/>
          <table:table-cell table:style-name="ce40" office:value-type="float" office:value="-12000">
            <text:p>-12000,00</text:p>
          </table:table-cell>
          <table:table-cell table:style-name="ce40" table:formula="of:=+[.C53]/[.$C$43]%" office:value-type="float" office:value="-0.652173913043478">
            <text:p>-0,65</text:p>
          </table:table-cell>
          <table:table-cell office:value-type="string">
            <text:p>Hallintokustannusbudjetti: korot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Tulos ennen veroja</text:p>
          </table:table-cell>
          <table:table-cell table:style-name="ce32"/>
          <table:table-cell table:style-name="ce46" table:formula="of:=+[.C52]+[.C53]" office:value-type="float" office:value="158800">
            <text:p>158800,00</text:p>
          </table:table-cell>
          <table:table-cell table:style-name="ce46" table:formula="of:=+[.C54]/[.$C$43]%" office:value-type="float" office:value="8.6304347826087">
            <text:p>8,63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Verot</text:p>
          </table:table-cell>
          <table:table-cell table:style-name="ce32"/>
          <table:table-cell table:style-name="ce40" table:formula="of:=-28000" office:value-type="float" office:value="-28000">
            <text:p>-28000,00</text:p>
          </table:table-cell>
          <table:table-cell table:style-name="ce40" table:formula="of:=+[.C55]/[.$C$43]%" office:value-type="float" office:value="-1.52173913043478">
            <text:p>-1,52</text:p>
          </table:table-cell>
          <table:table-cell office:value-type="string">
            <text:p>Kassabudjetti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table:style-name="ce34" office:value-type="string">
            <text:p>VOITTO</text:p>
          </table:table-cell>
          <table:table-cell table:style-name="ce32"/>
          <table:table-cell table:style-name="ce46" table:formula="of:=+[.C54]+[.C55]" office:value-type="float" office:value="130800">
            <text:p>130800,00</text:p>
          </table:table-cell>
          <table:table-cell table:style-name="ce46" table:formula="of:=+[.C56]/[.$C$43]%" office:value-type="float" office:value="7.10869565217391">
            <text:p>7,11</text:p>
          </table:table-cell>
          <table:table-cell/>
          <table:table-cell table:style-name="ce36" office:value-type="string">
            <text:p>Sijoitetun pääoman tuottoaste (ROI):</text:p>
          </table:table-cell>
          <table:table-cell table:style-name="ce32" table:number-columns-repeated="2"/>
          <table:table-cell table:style-name="ce46" table:formula="of:=+[.C52]/((0+[.G68])/2)%" office:value-type="float" office:value="29.6321998612075">
            <office:annotation draw:style-name="gr1" draw:text-style-name="P1" svg:width="4.014cm" svg:height="7.777cm" svg:x="33.089cm" svg:y="26.427cm" draw:caption-point-x="-0.568cm" draw:caption-point-y="0.278cm">
              <dc:date>2014-10-26T00:00:00</dc:date>
              <text:p text:style-name="P1"><text:span text:style-name="T1">Sijoitetun pääoman tuottoaste (ROI):</text:span></text:p>
              <text:p text:style-name="P1"><text:span text:style-name="T1"/></text:p>
              <text:p text:style-name="P1"><text:span text:style-name="T1">Tulos ennen voitonjakoa jaettuna laskentakauden sidotun pääoman keskiarvolla ja kerrottuna 100:lla.</text:span></text:p>
              <text:p text:style-name="P1"><text:span text:style-name="T1"/></text:p>
              <text:p text:style-name="P1"><text:span text:style-name="T1">Keskimääräinen sidottu pääoma on laskentakauden aloittavan taseen ja laskentakauden lopun taseen keskiarvo.</text:span></text:p>
              <text:p text:style-name="P1"><text:span text:style-name="T1"/></text:p>
              <text:p text:style-name="P1"><text:span text:style-name="T1">Nyt aloittava tase on ollut 0 €.</text:span></text:p>
            </office:annotation>
            <text:p>29,63</text:p>
          </table:table-cell>
          <table:table-cell table:style-name="ce46" table:formula="of:=+[.C52]/(([.B18]+[.B19]+[.G68])/2)%" office:value-type="float" office:value="28.6384976525822">
            <office:annotation draw:style-name="gr1" draw:text-style-name="P1" svg:width="4.543cm" svg:height="6.293cm" svg:x="36.377cm" svg:y="25.922cm" draw:caption-point-x="-1.598cm" draw:caption-point-y="0.783cm">
              <dc:date>2014-10-26T00:00:00</dc:date>
              <text:p text:style-name="P1"><text:span text:style-name="T1">Sijoitetun pääoman tuottoaste (ROI):</text:span></text:p>
              <text:p text:style-name="P1"><text:span text:style-name="T1"/></text:p>
              <text:p text:style-name="P1"><text:span text:style-name="T1">Tulos ennen voitonjakoa jaettuna laskentakauden sidotun pääoman keskiarvolla ja kerrottuna 100:lla.</text:span></text:p>
              <text:p text:style-name="P1"><text:span text:style-name="T1"/></text:p>
              <text:p text:style-name="P1"><text:span text:style-name="T1">Keskimääräinen sidottu pääoma on laskentakauden alkusijoitusten (omat varat + alkulaina) ja laskentakauden lopun taseen keskiarvo.</text:span></text:p>
            </office:annotation>
            <text:p>28,64</text:p>
          </table:table-cell>
          <table:table-cell table:style-name="ce30"/>
          <table:table-cell table:style-name="ce32" table:number-columns-repeated="3"/>
        </table:table-row>
        <table:table-row table:style-name="ro1">
          <table:table-cell/>
          <table:table-cell table:style-name="ce32"/>
          <table:table-cell table:style-name="ce46" table:number-columns-repeated="2"/>
          <table:table-cell/>
          <table:table-cell table:style-name="ce32" office:value-type="string">
            <text:p>(tulos ennen voitonjakoa/keskim. sidottu pääoma)*100</text:p>
          </table:table-cell>
          <table:table-cell table:style-name="ce32" table:number-columns-repeated="4"/>
          <table:table-cell table:style-name="ce30"/>
          <table:table-cell table:style-name="ce32" table:number-columns-repeated="3"/>
        </table:table-row>
        <table:table-row table:style-name="ro7">
          <table:table-cell table:style-name="ce31" office:value-type="string">
            <text:p>Ennakoitu rahoitustase</text:p>
          </table:table-cell>
          <table:table-cell table:style-name="ce32" table:number-columns-repeated="3"/>
          <table:table-cell/>
          <table:table-cell table:style-name="ce32" table:number-columns-repeated="9"/>
        </table:table-row>
        <table:table-row table:style-name="ro1">
          <table:table-cell/>
          <table:table-cell table:style-name="ce32" table:number-columns-repeated="3"/>
          <table:table-cell/>
          <table:table-cell table:style-name="ce32" table:number-columns-repeated="9"/>
        </table:table-row>
        <table:table-row table:style-name="ro1">
          <table:table-cell table:style-name="ce36" office:value-type="string">
            <text:p>Vastaavaa</text:p>
          </table:table-cell>
          <table:table-cell table:style-name="ce32" table:number-columns-repeated="3"/>
          <table:table-cell table:style-name="ce36" office:value-type="string">
            <text:p>Vastattavaa</text:p>
          </table:table-cell>
          <table:table-cell table:style-name="ce32" table:number-columns-repeated="9"/>
        </table:table-row>
        <table:table-row table:style-name="ro1">
          <table:table-cell office:value-type="string">
            <text:p>Käyttöomaisuus</text:p>
          </table:table-cell>
          <table:table-cell table:style-name="ce42" table:number-columns-repeated="2"/>
          <table:table-cell table:style-name="ce32"/>
          <table:table-cell office:value-type="string">
            <text:p>Oma pääoma</text:p>
          </table:table-cell>
          <table:table-cell table:style-name="ce32" table:number-columns-repeated="9"/>
        </table:table-row>
        <table:table-row table:style-name="ro1">
          <table:table-cell office:value-type="string">
            <text:p><text:s text:c="2"/>Alussa</text:p>
          </table:table-cell>
          <table:table-cell table:style-name="ce42" office:value-type="currency" office:currency="EUR" office:value="424000">
            <text:p>424 000,00 €</text:p>
          </table:table-cell>
          <table:table-cell table:style-name="ce42"/>
          <table:table-cell table:style-name="ce32"/>
          <table:table-cell office:value-type="string">
            <text:p><text:s text:c="2"/>"Peruspääoma"</text:p>
          </table:table-cell>
          <table:table-cell table:style-name="ce40" office:value-type="float" office:value="440000">
            <text:p>440000,00</text:p>
          </table:table-cell>
          <table:table-cell table:style-name="ce32"/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Investoinnit</text:p>
          </table:table-cell>
          <table:table-cell table:style-name="ce42" office:value-type="currency" office:currency="EUR" office:value="140000">
            <text:p>140 000,00 €</text:p>
          </table:table-cell>
          <table:table-cell table:style-name="ce42"/>
          <table:table-cell table:style-name="ce32"/>
          <table:table-cell office:value-type="string">
            <text:p><text:s text:c="2"/>Voittovarat</text:p>
          </table:table-cell>
          <table:table-cell table:style-name="ce40" table:formula="of:=75000-50000+[.C56]" office:value-type="float" office:value="155800">
            <text:p>155800,00</text:p>
          </table:table-cell>
          <table:table-cell table:style-name="ce32"/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./. Poistot</text:p>
          </table:table-cell>
          <table:table-cell table:style-name="ce42" table:formula="of:=-(64000+12000)" office:value-type="currency" office:currency="EUR" office:value="-76000">
            <text:p>-76 000,00 €</text:p>
          </table:table-cell>
          <table:table-cell table:style-name="ce43" table:formula="of:=+[.B62]+[.B63]+[.B64]" office:value-type="currency" office:currency="EUR" office:value="488000">
            <text:p>488 000,00 €</text:p>
          </table:table-cell>
          <table:table-cell table:style-name="ce32"/>
          <table:table-cell office:value-type="string">
            <text:p><text:s text:c="2"/>Tilikauden tulos</text:p>
          </table:table-cell>
          <table:table-cell table:style-name="ce40" table:formula="of:=+[.C56]" office:value-type="float" office:value="130800">
            <text:p>130800,00</text:p>
          </table:table-cell>
          <table:table-cell table:style-name="ce46" table:formula="of:=+[.F62]+[.F63]+[.F64]" office:value-type="float" office:value="726600">
            <text:p>726600,00</text:p>
          </table:table-cell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Vaihto-omaisuus</text:p>
          </table:table-cell>
          <table:table-cell table:style-name="ce42" table:number-columns-repeated="2"/>
          <table:table-cell table:style-name="ce32"/>
          <table:table-cell office:value-type="string">
            <text:p>Vieraspääoma</text:p>
          </table:table-cell>
          <table:table-cell table:style-name="ce32" table:number-columns-repeated="2"/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Raaka-aine (aines)</text:p>
          </table:table-cell>
          <table:table-cell table:style-name="ce42" table:formula="of:=11000*9" office:value-type="currency" office:currency="EUR" office:value="99000">
            <text:p>99 000,00 €</text:p>
          </table:table-cell>
          <table:table-cell table:style-name="ce42"/>
          <table:table-cell table:style-name="ce32"/>
          <table:table-cell office:value-type="string">
            <text:p><text:s text:c="2"/>Lainat</text:p>
          </table:table-cell>
          <table:table-cell table:style-name="ce40" table:formula="of:=333200+[.F19]-[.F25]" office:value-type="float" office:value="345200">
            <text:p>345200,00</text:p>
          </table:table-cell>
          <table:table-cell table:style-name="ce32"/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Valmisteet (Komia+Häjy)</text:p>
          </table:table-cell>
          <table:table-cell table:style-name="ce42" table:formula="of:=(700*168)+(900*68)" office:value-type="currency" office:currency="EUR" office:value="178800">
            <text:p>178 800,00 €</text:p>
          </table:table-cell>
          <table:table-cell table:style-name="ce43" table:formula="of:=+[.B66]+[.B67]" office:value-type="currency" office:currency="EUR" office:value="277800">
            <text:p>277 800,00 €</text:p>
          </table:table-cell>
          <table:table-cell table:style-name="ce32"/>
          <table:table-cell office:value-type="string">
            <text:p><text:s text:c="2"/>Ostovelat</text:p>
          </table:table-cell>
          <table:table-cell table:style-name="ce40" table:formula="of:=+[Ostobudjetti.E11]*0.5" office:value-type="float" office:value="81000">
            <text:p>81000,00</text:p>
          </table:table-cell>
          <table:table-cell table:style-name="ce55" table:formula="of:=+[.F66]+[.F67]" office:value-type="float" office:value="426200">
            <text:p>426200,00</text:p>
          </table:table-cell>
          <table:table-cell table:style-name="ce30"/>
          <table:table-cell table:style-name="ce32" table:number-columns-repeated="6"/>
        </table:table-row>
        <table:table-row table:style-name="ro10">
          <table:table-cell office:value-type="string">
            <text:p>Rahoitusomaisuus</text:p>
          </table:table-cell>
          <table:table-cell table:style-name="ce42" table:number-columns-repeated="2"/>
          <table:table-cell table:style-name="ce32"/>
          <table:table-cell/>
          <table:table-cell table:style-name="ce54"/>
          <table:table-cell table:style-name="ce50" table:formula="of:=+[.G64]+[.G67]" office:value-type="float" office:value="1152800">
            <text:p>1152800,00</text:p>
          </table:table-cell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Myyntisaamiset</text:p>
          </table:table-cell>
          <table:table-cell table:style-name="ce42" table:formula="of:=[Myyntibudjetti.E19]*0.5" office:value-type="currency" office:currency="EUR" office:value="304000">
            <text:p>304 000,00 €</text:p>
          </table:table-cell>
          <table:table-cell table:style-name="ce42"/>
          <table:table-cell table:style-name="ce32"/>
          <table:table-cell/>
          <table:table-cell table:style-name="ce32" table:number-columns-repeated="9"/>
        </table:table-row>
        <table:table-row table:style-name="ro1">
          <table:table-cell office:value-type="string">
            <text:p><text:s text:c="2"/>Rahat</text:p>
          </table:table-cell>
          <table:table-cell table:style-name="ce42" table:formula="of:=[.E34]" office:value-type="currency" office:currency="EUR" office:value="250200">
            <text:p>250 200,00 €</text:p>
          </table:table-cell>
          <table:table-cell table:style-name="ce48" table:formula="of:=+[.B69]+[.B70]" office:value-type="currency" office:currency="EUR" office:value="554200">
            <text:p>554 200,00 €</text:p>
          </table:table-cell>
          <table:table-cell table:style-name="ce32"/>
          <table:table-cell/>
          <table:table-cell table:style-name="ce32" table:number-columns-repeated="9"/>
        </table:table-row>
        <table:table-row table:style-name="ro10">
          <table:table-cell/>
          <table:table-cell table:style-name="ce42"/>
          <table:table-cell table:style-name="ce49" table:formula="of:=+[.C64]+[.C67]+[.C70]" office:value-type="currency" office:currency="EUR" office:value="1320000">
            <text:p>1 320 000,00 €</text:p>
          </table:table-cell>
          <table:table-cell table:style-name="ce32"/>
          <table:table-cell/>
          <table:table-cell table:style-name="ce32" table:number-columns-repeated="9"/>
        </table:table-row>
        <table:table-row table:style-name="ro10">
          <table:table-cell/>
          <table:table-cell table:style-name="ce32"/>
          <table:table-cell table:style-name="ce50"/>
          <table:table-cell table:style-name="ce32"/>
          <table:table-cell/>
          <table:table-cell table:style-name="ce32" table:number-columns-repeated="9"/>
        </table:table-row>
        <table:table-row table:style-name="ro1">
          <table:table-cell office:value-type="string">
            <text:p>Quick ratio:</text:p>
          </table:table-cell>
          <table:table-cell table:style-name="ce45" table:formula="of:=+[.C70]/[.F67]" office:value-type="float" office:value="6.84197530864198">
            <text:p>6,8</text:p>
          </table:table-cell>
          <table:table-cell table:style-name="ce32" table:number-columns-repeated="2"/>
          <table:table-cell/>
          <table:table-cell table:style-name="ce32" table:number-columns-repeated="9"/>
        </table:table-row>
        <table:table-row table:style-name="ro1">
          <table:table-cell office:value-type="string">
            <text:p>Omavaraisuusaste:</text:p>
          </table:table-cell>
          <table:table-cell table:style-name="ce46" table:formula="of:=[.G64]/[.G68]%" office:value-type="float" office:value="63.029146426093">
            <text:p>63,03</text:p>
          </table:table-cell>
          <table:table-cell table:style-name="ce32" table:number-columns-repeated="2"/>
          <table:table-cell/>
          <table:table-cell table:style-name="ce32" table:number-columns-repeated="9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Johtopäätökset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Rahan riittävyys</text:p>
          </table:table-cell>
          <table:table-cell table:formula="of:=[.E34]-[.B37]" office:value-type="currency" office:currency="EUR" office:value="246200">
            <text:p>246 200,00 €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Loppukassatavoite on ei saavuteta ilman lainanottoa ensimäisen kahden kvartaalin aikana. Viimeisellä kahdella kvartaalilla kuitenkin tulorahoitus on niin vahvaa että kassatavoite saavutetaan 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eilusti. Seuraavan vuoden alulla kassavarat ovat reilusti yli tavoitteen.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Tulostavoite</text:p>
          </table:table-cell>
          <table:table-cell office:value-type="string">
            <text:p>Sijoitetun pääoman tuottoaste on vahva. 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Rahoitustavoitteet</text:p>
          </table:table-cell>
          <table:table-cell office:value-type="string">
            <text:p>Omavaraisuusste ja quick ration molemmat ovat vahvoja ja täyttävät selkeästi Yritystutkimusneuvottelukunnan antamat suositusarvot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Johtopäätökset</text:p>
          </table:table-cell>
          <table:table-cell office:value-type="string">
            <text:p>Todella vahvojen myyntitulojen perusteellä herättää epäilystä että myyntitavoitteet ovat asetettu liian optimistiseksi.</text:p>
          </table:table-cell>
          <table:table-cell table:number-columns-repeated="2"/>
          <table:table-cell table:style-name="Default"/>
          <table:table-cell table:number-columns-repeated="9"/>
        </table:table-row>
      </table:table>
      <table:table table:name="Markkinointi- ja hallinnointibudjetti" table:style-name="ta1" table:print="false">
        <table:table-column table:style-name="co17" table:default-cell-style-name="ce32"/>
        <table:table-column table:style-name="co5" table:default-cell-style-name="Default"/>
        <table:table-column table:style-name="co18" table:default-cell-style-name="Default"/>
        <table:table-column table:style-name="co19" table:default-cell-style-name="ce32"/>
        <table:table-column table:style-name="co20" table:default-cell-style-name="ce32"/>
        <table:table-column table:style-name="co21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7">
          <table:table-cell table:style-name="ce31" office:value-type="string">
            <text:p>Markkinointi- ja hallintobudjetti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32" table:number-columns-repeated="2"/>
          <table:table-cell table:number-columns-repeated="2"/>
          <table:table-cell table:style-name="ce1" office:value-type="string">
            <text:p>kaikki kvartaalit</text:p>
          </table:table-cell>
        </table:table-row>
        <table:table-row table:style-name="ro1">
          <table:table-cell/>
          <table:table-cell table:style-name="ce37" office:value-type="string">
            <text:p>I</text:p>
          </table:table-cell>
          <table:table-cell table:style-name="ce37" office:value-type="string">
            <text:p>II</text:p>
          </table:table-cell>
          <table:table-cell table:style-name="ce37" office:value-type="string">
            <text:p>III</text:p>
          </table:table-cell>
          <table:table-cell table:style-name="ce37" office:value-type="string">
            <text:p>IV</text:p>
          </table:table-cell>
          <table:table-cell table:style-name="ce61" office:value-type="string">
            <text:p>Yhteensä</text:p>
          </table:table-cell>
        </table:table-row>
        <table:table-row table:style-name="ro1">
          <table:table-cell office:value-type="string">
            <text:p>Myynnin kust.</text:p>
          </table:table-cell>
          <table:table-cell table:style-name="ce30"/>
          <table:table-cell table:style-name="ce40" table:number-columns-repeated="3"/>
          <table:table-cell/>
        </table:table-row>
        <table:table-row table:style-name="ro1">
          <table:table-cell office:value-type="string">
            <text:p><text:s text:c="2"/>Mainonta</text:p>
          </table:table-cell>
          <table:table-cell table:style-name="ce42" table:formula="of:=117000/4" office:value-type="currency" office:currency="EUR" office:value="29250">
            <text:p>29 250,00 €</text:p>
          </table:table-cell>
          <table:table-cell table:style-name="ce42" table:formula="of:=117000/4" office:value-type="currency" office:currency="EUR" office:value="29250">
            <text:p>29 250,00 €</text:p>
          </table:table-cell>
          <table:table-cell table:style-name="ce42" table:formula="of:=117000/4" office:value-type="currency" office:currency="EUR" office:value="29250">
            <text:p>29 250,00 €</text:p>
          </table:table-cell>
          <table:table-cell table:style-name="ce42" table:formula="of:=117000/4" office:value-type="currency" office:currency="EUR" office:value="29250">
            <text:p>29 250,00 €</text:p>
          </table:table-cell>
          <table:table-cell table:style-name="ce53"/>
        </table:table-row>
        <table:table-row table:style-name="ro1">
          <table:table-cell/>
          <table:table-cell table:style-name="ce40" table:number-columns-repeated="4"/>
          <table:table-cell table:formula="of:=[.B7]+[.C7]+[.D7]+[.E7]" office:value-type="currency" office:currency="EUR" office:value="117000">
            <text:p>117 000,00 €</text:p>
          </table:table-cell>
        </table:table-row>
        <table:table-row table:style-name="ro1">
          <table:table-cell office:value-type="string">
            <text:p>Hallintokust.</text:p>
          </table:table-cell>
          <table:table-cell table:style-name="ce40" table:number-columns-repeated="4"/>
          <table:table-cell/>
        </table:table-row>
        <table:table-row table:style-name="ro1">
          <table:table-cell table:style-name="Default" office:value-type="string">
            <text:p>Rakennusinvestoinnit</text:p>
          </table:table-cell>
          <table:table-cell table:style-name="ce53" office:value-type="currency" office:currency="EUR" office:value="15000">
            <text:p>15 000,00 €</text:p>
          </table:table-cell>
          <table:table-cell table:style-name="ce53"/>
          <table:table-cell table:style-name="ce53" office:value-type="currency" office:currency="EUR" office:value="30000">
            <text:p>30 000,00 €</text:p>
          </table:table-cell>
          <table:table-cell table:style-name="ce53"/>
          <table:table-cell table:style-name="ce53"/>
        </table:table-row>
        <table:table-row table:style-name="ro1">
          <table:table-cell office:value-type="string">
            <text:p><text:s text:c="2"/>Muut</text:p>
          </table:table-cell>
          <table:table-cell table:style-name="ce42" table:formula="of:=180000/4" office:value-type="currency" office:currency="EUR" office:value="45000">
            <text:p>45 000,00 €</text:p>
          </table:table-cell>
          <table:table-cell table:style-name="ce42" table:formula="of:=180000/4" office:value-type="currency" office:currency="EUR" office:value="45000">
            <text:p>45 000,00 €</text:p>
          </table:table-cell>
          <table:table-cell table:style-name="ce42" table:formula="of:=180000/4" office:value-type="currency" office:currency="EUR" office:value="45000">
            <text:p>45 000,00 €</text:p>
          </table:table-cell>
          <table:table-cell table:style-name="ce42" table:formula="of:=180000/4" office:value-type="currency" office:currency="EUR" office:value="45000">
            <text:p>45 000,00 €</text:p>
          </table:table-cell>
          <table:table-cell table:style-name="ce53"/>
        </table:table-row>
        <table:table-row table:style-name="ro1">
          <table:table-cell office:value-type="string">
            <text:p><text:s text:c="2"/>Yhteensä</text:p>
          </table:table-cell>
          <table:table-cell table:style-name="ce59" table:formula="of:=[.B7]+[.B10]+[.B11]" office:value-type="currency" office:currency="EUR" office:value="89250">
            <text:p>89 250,00 €</text:p>
          </table:table-cell>
          <table:table-cell table:style-name="ce59" table:formula="of:=[.C7]+[.C10]+[.C11]" office:value-type="currency" office:currency="EUR" office:value="74250">
            <text:p>74 250,00 €</text:p>
          </table:table-cell>
          <table:table-cell table:style-name="ce59" table:formula="of:=[.D7]+[.D10]+[.D11]" office:value-type="currency" office:currency="EUR" office:value="104250">
            <text:p>104 250,00 €</text:p>
          </table:table-cell>
          <table:table-cell table:style-name="ce59" table:formula="of:=[.E7]+[.E10]+[.E11]" office:value-type="currency" office:currency="EUR" office:value="74250">
            <text:p>74 250,00 €</text:p>
          </table:table-cell>
          <table:table-cell table:style-name="ce62" table:formula="of:=[.B12]+[.C12]+[.D12]+[.E12]" office:value-type="currency" office:currency="EUR" office:value="342000">
            <text:p>342 000,00 €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/>
          <table:table-cell table:style-name="ce60"/>
          <table:table-cell table:style-name="ce32"/>
          <table:table-cell table:number-columns-repeated="3"/>
        </table:table-row>
      </table:table>
      <table:table table:name="Varastobudjetti" table:style-name="ta1" table:print="false">
        <table:table-column table:style-name="co22" table:default-cell-style-name="ce32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3" table:default-cell-style-name="ce32"/>
        <table:table-column table:style-name="co24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7">
          <table:table-cell table:style-name="ce31" office:value-type="string">
            <text:p>Varastobudjetti</text:p>
          </table:table-cell>
          <table:table-cell table:style-name="ce32" table:number-columns-repeated="4"/>
          <table:table-cell/>
          <table:table-cell table:style-name="ce32"/>
        </table:table-row>
        <table:table-row table:style-name="ro1">
          <table:table-cell/>
          <table:table-cell table:style-name="ce32" table:number-columns-repeated="4"/>
          <table:table-cell/>
          <table:table-cell table:style-name="ce32"/>
        </table:table-row>
        <table:table-row table:style-name="ro1">
          <table:table-cell table:style-name="ce34" office:value-type="string">
            <text:p>Varaston muutos</text:p>
          </table:table-cell>
          <table:table-cell table:style-name="ce32" table:number-columns-repeated="4"/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36"/>
          <table:table-cell table:style-name="ce32"/>
        </table:table-row>
        <table:table-row table:style-name="ro1">
          <table:table-cell/>
          <table:table-cell table:style-name="ce34" office:value-type="string">
            <text:p>Yks</text:p>
          </table:table-cell>
          <table:table-cell table:style-name="ce34" office:value-type="string">
            <text:p>á</text:p>
          </table:table-cell>
          <table:table-cell table:style-name="ce34" office:value-type="string">
            <text:p>yhteensä</text:p>
          </table:table-cell>
          <table:table-cell table:number-columns-repeated="2"/>
          <table:table-cell table:style-name="ce40"/>
        </table:table-row>
        <table:table-row table:style-name="ro1">
          <table:table-cell office:value-type="string">
            <text:p>Aines</text:p>
          </table:table-cell>
          <table:table-cell table:style-name="ce64" table:formula="of:=11000-8000" office:value-type="float" office:value="3000">
            <text:p>3000</text:p>
          </table:table-cell>
          <table:table-cell table:style-name="ce40" office:value-type="float" office:value="9">
            <text:p>9,00</text:p>
          </table:table-cell>
          <table:table-cell table:style-name="ce42" table:formula="of:=[.B8]*[.C8]" office:value-type="currency" office:currency="EUR" office:value="27000">
            <text:p>27 000,00 €</text:p>
          </table:table-cell>
          <table:table-cell table:number-columns-repeated="2"/>
          <table:table-cell table:style-name="ce40"/>
        </table:table-row>
        <table:table-row table:style-name="ro1">
          <table:table-cell office:value-type="string">
            <text:p>Tuote </text:p>
          </table:table-cell>
          <table:table-cell table:style-name="ce40" table:number-columns-repeated="3"/>
          <table:table-cell table:number-columns-repeated="2"/>
          <table:table-cell table:style-name="ce40"/>
        </table:table-row>
        <table:table-row table:style-name="ro1">
          <table:table-cell table:style-name="ce63" office:value-type="string">
            <text:p>Komia</text:p>
          </table:table-cell>
          <table:table-cell table:style-name="ce64" office:value-type="float" office:value="100">
            <text:p>100</text:p>
          </table:table-cell>
          <table:table-cell table:style-name="ce42" office:value-type="currency" office:currency="EUR" office:value="168">
            <text:p>168,00 €</text:p>
          </table:table-cell>
          <table:table-cell table:style-name="ce42" table:formula="of:=[.B10]*[.C10]" office:value-type="currency" office:currency="EUR" office:value="16800">
            <text:p>16 800,00 €</text:p>
          </table:table-cell>
          <table:table-cell/>
          <table:table-cell table:style-name="ce36"/>
          <table:table-cell table:style-name="ce46"/>
        </table:table-row>
        <table:table-row table:style-name="ro1">
          <table:table-cell table:style-name="ce63" office:value-type="string">
            <text:p>Häjy</text:p>
          </table:table-cell>
          <table:table-cell office:value-type="float" office:value="100">
            <text:p>100</text:p>
          </table:table-cell>
          <table:table-cell table:style-name="ce53" office:value-type="currency" office:currency="EUR" office:value="68">
            <text:p>68,00 €</text:p>
          </table:table-cell>
          <table:table-cell table:style-name="ce53" table:formula="of:=[.B11]*[.C11]" office:value-type="currency" office:currency="EUR" office:value="6800">
            <text:p>6 800,00 €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Yhteensä</text:p>
          </table:table-cell>
          <table:table-cell table:number-columns-repeated="2"/>
          <table:table-cell table:style-name="ce65" table:formula="of:=[.D8]+[.D10]+[.D11]" office:value-type="currency" office:currency="EUR" office:value="50600">
            <text:p>50 600,00 €</text:p>
          </table:table-cell>
          <table:table-cell/>
          <table:table-cell table:style-name="Default"/>
          <table:table-cell/>
        </table:table-row>
      </table:table>
      <table:table table:name="Ostobudjetti" table:style-name="ta1" table:print="false"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7">
          <table:table-cell table:style-name="ce31" office:value-type="string">
            <text:p>Ostobudjetti</text:p>
          </table:table-cell>
          <table:table-cell table:style-name="ce32" table:number-columns-repeated="4"/>
          <table:table-cell/>
        </table:table-row>
        <table:table-row table:style-name="ro1">
          <table:table-cell table:style-name="ce58"/>
          <table:table-cell table:style-name="ce32" table:number-columns-repeated="4"/>
          <table:table-cell/>
        </table:table-row>
        <table:table-row table:style-name="ro1">
          <table:table-cell table:style-name="ce32"/>
          <table:table-cell table:style-name="ce34" office:value-type="string">
            <text:p>I</text:p>
          </table:table-cell>
          <table:table-cell table:style-name="ce34" office:value-type="string">
            <text:p>II</text:p>
          </table:table-cell>
          <table:table-cell table:style-name="ce34" office:value-type="string">
            <text:p>III</text:p>
          </table:table-cell>
          <table:table-cell table:style-name="ce34" office:value-type="string">
            <text:p>IV</text:p>
          </table:table-cell>
          <table:table-cell table:style-name="ce1" office:value-type="string">
            <text:p>Yhteensä</text:p>
          </table:table-cell>
        </table:table-row>
        <table:table-row table:style-name="ro1">
          <table:table-cell table:style-name="ce32" office:value-type="string">
            <text:p>Käyttö</text:p>
          </table:table-cell>
          <table:table-cell table:style-name="ce40" table:number-columns-repeated="4"/>
          <table:table-cell/>
        </table:table-row>
        <table:table-row table:style-name="ro1">
          <table:table-cell table:style-name="ce63" office:value-type="string">
            <text:p>Komia</text:p>
          </table:table-cell>
          <table:table-cell table:style-name="ce67" table:formula="of:=['Valmistusbudjetti &amp; valmistuskustannusbudjetti'.B15]*8" office:value-type="float" office:value="9600">
            <text:p>9600</text:p>
          </table:table-cell>
          <table:table-cell table:style-name="ce67" table:formula="of:=['Valmistusbudjetti &amp; valmistuskustannusbudjetti'.C15]*8" office:value-type="float" office:value="8000">
            <text:p>8000</text:p>
          </table:table-cell>
          <table:table-cell table:style-name="ce67" table:formula="of:=['Valmistusbudjetti &amp; valmistuskustannusbudjetti'.D15]*8" office:value-type="float" office:value="4800">
            <text:p>4800</text:p>
          </table:table-cell>
          <table:table-cell table:style-name="ce67" table:formula="of:=['Valmistusbudjetti &amp; valmistuskustannusbudjetti'.E15]*8" office:value-type="float" office:value="10400">
            <text:p>10400</text:p>
          </table:table-cell>
          <table:table-cell/>
        </table:table-row>
        <table:table-row table:style-name="ro1">
          <table:table-cell table:style-name="ce66" office:value-type="string">
            <text:p>Häjy</text:p>
          </table:table-cell>
          <table:table-cell table:style-name="ce64" table:formula="of:=['Valmistusbudjetti &amp; valmistuskustannusbudjetti'.B16]*4" office:value-type="float" office:value="7200">
            <text:p>7200</text:p>
          </table:table-cell>
          <table:table-cell table:style-name="ce64" table:formula="of:=['Valmistusbudjetti &amp; valmistuskustannusbudjetti'.C16]*4" office:value-type="float" office:value="6400">
            <text:p>6400</text:p>
          </table:table-cell>
          <table:table-cell table:style-name="ce64" table:formula="of:=['Valmistusbudjetti &amp; valmistuskustannusbudjetti'.D16]*4" office:value-type="float" office:value="3200">
            <text:p>3200</text:p>
          </table:table-cell>
          <table:table-cell table:style-name="ce64" table:formula="of:=['Valmistusbudjetti &amp; valmistuskustannusbudjetti'.E16]*4" office:value-type="float" office:value="7600">
            <text:p>7600</text:p>
          </table:table-cell>
          <table:table-cell/>
        </table:table-row>
        <table:table-row table:style-name="ro1">
          <table:table-cell/>
          <table:table-cell table:style-name="ce68" table:formula="of:=[.B7]+[.B8]" office:value-type="float" office:value="16800">
            <text:p>16800,00</text:p>
          </table:table-cell>
          <table:table-cell table:style-name="ce68" table:formula="of:=[.C7]+[.C8]" office:value-type="float" office:value="14400">
            <text:p>14400,00</text:p>
          </table:table-cell>
          <table:table-cell table:style-name="ce68" table:formula="of:=[.D7]+[.D8]" office:value-type="float" office:value="8000">
            <text:p>8000,00</text:p>
          </table:table-cell>
          <table:table-cell table:style-name="ce68" table:formula="of:=[.E7]+[.E8]" office:value-type="float" office:value="18000">
            <text:p>18000,00</text:p>
          </table:table-cell>
          <table:table-cell/>
        </table:table-row>
        <table:table-row table:style-name="ro1">
          <table:table-cell/>
          <table:table-cell table:style-name="ce46"/>
          <table:table-cell table:style-name="ce32" table:number-columns-repeated="3"/>
          <table:table-cell table:style-name="ce65"/>
        </table:table-row>
        <table:table-row table:style-name="ro1">
          <table:table-cell table:style-name="ce32" office:value-type="string">
            <text:p>Kustan.</text:p>
          </table:table-cell>
          <table:table-cell table:style-name="ce62" table:formula="of:=[.B9]*9" office:value-type="currency" office:currency="EUR" office:value="151200">
            <text:p>151 200,00 €</text:p>
          </table:table-cell>
          <table:table-cell table:style-name="ce62" table:formula="of:=[.C9]*9" office:value-type="currency" office:currency="EUR" office:value="129600">
            <text:p>129 600,00 €</text:p>
          </table:table-cell>
          <table:table-cell table:style-name="ce62" table:formula="of:=[.D9]*9" office:value-type="currency" office:currency="EUR" office:value="72000">
            <text:p>72 000,00 €</text:p>
          </table:table-cell>
          <table:table-cell table:style-name="ce62" table:formula="of:=[.E9]*9" office:value-type="currency" office:currency="EUR" office:value="162000">
            <text:p>162 000,00 €</text:p>
          </table:table-cell>
          <table:table-cell table:style-name="ce65" table:formula="of:=[.B11]+[.C11]+[.D11]+[.E11]" office:value-type="currency" office:currency="EUR" office:value="514800">
            <text:p>514 800,00 €</text:p>
          </table:table-cell>
        </table:table-row>
        <table:table-row table:style-name="ro1">
          <table:table-cell table:style-name="ce32"/>
          <table:table-cell table:number-columns-repeated="5"/>
        </table:table-row>
      </table:table>
      <table:table table:name="Valmistusbudjetti &amp; valmistuskustannusbudjetti" table:style-name="ta1" table:print="false">
        <table:table-column table:style-name="co29" table:default-cell-style-name="ce32"/>
        <table:table-column table:style-name="co30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ce40"/>
        <table:table-column table:style-name="co6" table:default-cell-style-name="Default"/>
        <table:table-column table:style-name="co6" table:number-columns-repeated="6" table:default-cell-style-name="ce40"/>
        <table:table-column table:style-name="co6" table:default-cell-style-name="Default"/>
        <table:table-column table:style-name="co6" table:number-columns-repeated="2" table:default-cell-style-name="ce32"/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7">
          <table:table-cell table:style-name="ce69" office:value-type="string">
            <text:p>Valmistusbudjetti</text:p>
          </table:table-cell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6" office:value-type="string">
            <text:p>I</text:p>
          </table:table-cell>
          <table:table-cell table:style-name="ce36" office:value-type="string">
            <text:p>II</text:p>
          </table:table-cell>
          <table:table-cell table:style-name="ce36" office:value-type="string">
            <text:p>III</text:p>
          </table:table-cell>
          <table:table-cell table:style-name="ce36" office:value-type="string">
            <text:p>IV</text:p>
          </table:table-cell>
          <table:table-cell table:style-name="ce36" office:value-type="string">
            <text:p>Kaikki kvartaalit</text:p>
          </table:table-cell>
          <table:table-cell table:style-name="ce36" table:number-columns-repeated="8"/>
          <table:table-cell table:number-columns-repeated="2"/>
        </table:table-row>
        <table:table-row table:style-name="ro1">
          <table:table-cell office:value-type="string">
            <text:p>Myynti</text:p>
          </table:table-cell>
          <table:table-cell table:style-name="ce40" table:number-columns-repeated="4"/>
          <table:table-cell/>
          <table:table-cell table:style-name="ce40"/>
          <table:table-cell table:number-columns-repeated="6"/>
          <table:table-cell table:style-name="ce40"/>
          <table:table-cell table:number-columns-repeated="2"/>
        </table:table-row>
        <table:table-row table:style-name="ro1">
          <table:table-cell table:style-name="ce63" office:value-type="string">
            <text:p>Komia</text:p>
          </table:table-cell>
          <table:table-cell office:value-type="float" office:value="1000">
            <text:p>10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table:formula="of:=[.B6]+[.C6]+[.D6]+[.E6]" office:value-type="float" office:value="4000">
            <text:p>4000,00</text:p>
          </table:table-cell>
          <table:table-cell table:style-name="ce40"/>
          <table:table-cell table:number-columns-repeated="6"/>
          <table:table-cell table:style-name="ce40"/>
          <table:table-cell table:number-columns-repeated="2"/>
        </table:table-row>
        <table:table-row table:style-name="ro1">
          <table:table-cell table:style-name="ce63" office:value-type="string">
            <text:p>Häjy</text:p>
          </table:table-cell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table:formula="of:=[.B7]+[.C7]+[.D7]+[.E7]" office:value-type="float" office:value="6000">
            <text:p>6000,00</text:p>
          </table:table-cell>
          <table:table-cell table:style-name="ce40"/>
          <table:table-cell table:number-columns-repeated="6"/>
          <table:table-cell table:style-name="ce40"/>
          <table:table-cell table:number-columns-repeated="2"/>
        </table:table-row>
        <table:table-row table:style-name="ro1">
          <table:table-cell office:value-type="string">
            <text:p>Hal. loppuvar</text:p>
          </table:table-cell>
          <table:table-cell table:style-name="ce44"/>
          <table:table-cell table:style-name="ce40" table:number-columns-repeated="3"/>
          <table:table-cell/>
          <table:table-cell table:style-name="ce40"/>
          <table:table-cell table:number-columns-repeated="6"/>
          <table:table-cell table:style-name="ce40"/>
          <table:table-cell table:number-columns-repeated="2"/>
        </table:table-row>
        <table:table-row table:style-name="ro1">
          <table:table-cell table:style-name="ce66" office:value-type="string">
            <text:p>Komia</text:p>
          </table:table-cell>
          <table:table-cell table:style-name="ce64" office:value-type="float" office:value="800">
            <text:p>800</text:p>
          </table:table-cell>
          <table:table-cell table:style-name="ce64" office:value-type="float" office:value="1200">
            <text:p>1200</text:p>
          </table:table-cell>
          <table:table-cell table:style-name="ce64" office:value-type="float" office:value="800">
            <text:p>800</text:p>
          </table:table-cell>
          <table:table-cell table:style-name="ce64" office:value-type="float" office:value="700">
            <text:p>700</text:p>
          </table:table-cell>
          <table:table-cell/>
          <table:table-cell table:style-name="ce40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 table:style-name="ce63" office:value-type="string">
            <text:p>Häjy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/>
          <table:table-cell table:style-name="ce32" table:number-columns-repeated="8"/>
          <table:table-cell table:number-columns-repeated="2"/>
        </table:table-row>
        <table:table-row table:style-name="ro1">
          <table:table-cell office:value-type="string">
            <text:p>./. alkuvar</text:p>
          </table:table-cell>
          <table:table-cell table:style-name="ce44"/>
          <table:table-cell table:style-name="ce40" table:number-columns-repeated="3"/>
          <table:table-cell/>
          <table:table-cell table:style-name="ce32" table:number-columns-repeated="8"/>
          <table:table-cell table:number-columns-repeated="2"/>
        </table:table-row>
        <table:table-row table:style-name="ro1">
          <table:table-cell table:style-name="ce63" office:value-type="string">
            <text:p>Komia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  <table:table-cell/>
          <table:table-cell table:style-name="ce32" table:number-columns-repeated="8"/>
          <table:table-cell table:number-columns-repeated="2"/>
        </table:table-row>
        <table:table-row table:style-name="ro1">
          <table:table-cell table:style-name="ce63" office:value-type="string">
            <text:p>Hajy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/>
          <table:table-cell table:style-name="ce36" table:number-columns-repeated="8"/>
          <table:table-cell table:number-columns-repeated="2"/>
        </table:table-row>
        <table:table-row table:style-name="ro1">
          <table:table-cell office:value-type="string">
            <text:p>Valmistus</text:p>
          </table:table-cell>
          <table:table-cell table:style-name="ce40" table:number-columns-repeated="4"/>
          <table:table-cell/>
          <table:table-cell table:style-name="ce32" table:number-columns-repeated="8"/>
          <table:table-cell table:number-columns-repeated="2"/>
        </table:table-row>
        <table:table-row table:style-name="ro1">
          <table:table-cell table:style-name="ce66" office:value-type="string">
            <text:p>Komia</text:p>
          </table:table-cell>
          <table:table-cell table:style-name="ce32" table:formula="of:=1200" office:value-type="float" office:value="1200">
            <text:p>1200</text:p>
          </table:table-cell>
          <table:table-cell table:style-name="ce32" table:formula="of:=[.C9]-[.C12]+[.C6]" office:value-type="float" office:value="1000">
            <text:p>1000</text:p>
          </table:table-cell>
          <table:table-cell table:style-name="ce32" table:formula="of:=[.D9]-[.D12]+[.D6]" office:value-type="float" office:value="600">
            <text:p>600</text:p>
          </table:table-cell>
          <table:table-cell table:style-name="ce32" table:formula="of:=[.E9]-[.E12]+[.E6]" office:value-type="float" office:value="1300">
            <text:p>1300</text:p>
          </table:table-cell>
          <table:table-cell table:formula="of:=[.B15]+[.C15]+[.D15]+[.E15]" office:value-type="float" office:value="4100">
            <text:p>4100,00</text:p>
          </table:table-cell>
          <table:table-cell table:style-name="ce40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 table:style-name="ce63" office:value-type="string">
            <text:p>Häjy</text:p>
          </table:table-cell>
          <table:table-cell office:value-type="float" office:value="1800">
            <text:p>1800</text:p>
          </table:table-cell>
          <table:table-cell table:style-name="ce32" table:formula="of:=[.C10]-[.C13]+[.C7]" office:value-type="float" office:value="1600">
            <text:p>1600</text:p>
          </table:table-cell>
          <table:table-cell table:style-name="ce32" table:formula="of:=[.D10]-[.D13]+[.D7]" office:value-type="float" office:value="800">
            <text:p>800</text:p>
          </table:table-cell>
          <table:table-cell table:style-name="ce32" table:formula="of:=[.E10]-[.E13]+[.E7]" office:value-type="float" office:value="1900">
            <text:p>1900</text:p>
          </table:table-cell>
          <table:table-cell table:formula="of:=[.B16]+[.C16]+[.D16]+[.E16]" office:value-type="float" office:value="6100">
            <text:p>6100,00</text:p>
          </table:table-cell>
          <table:table-cell table:style-name="ce40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 table:style-name="Default" office:value-type="string">
            <text:p>Yhteensä</text:p>
          </table:table-cell>
          <table:table-cell table:formula="of:=[.B15]+[.B16]" office:value-type="float" office:value="3000">
            <text:p>3000</text:p>
          </table:table-cell>
          <table:table-cell table:formula="of:=[.C15]+[.C16]" office:value-type="float" office:value="2600">
            <text:p>2600</text:p>
          </table:table-cell>
          <table:table-cell table:formula="of:=[.D15]+[.D16]" office:value-type="float" office:value="1400">
            <text:p>1400</text:p>
          </table:table-cell>
          <table:table-cell table:formula="of:=[.E15]+[.E16]" office:value-type="float" office:value="3200">
            <text:p>3200</text:p>
          </table:table-cell>
          <table:table-cell table:style-name="Default" table:formula="of:=[.F15]+[.F16]" office:value-type="float" office:value="10200">
            <text:p>10200</text:p>
          </table:table-cell>
          <table:table-cell table:number-columns-repeated="7"/>
          <table:table-cell table:style-name="ce46"/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2" table:number-columns-repeated="7"/>
          <table:table-cell table:number-columns-repeated="2"/>
        </table:table-row>
        <table:table-row table:style-name="ro7">
          <table:table-cell table:style-name="ce31" office:value-type="string">
            <text:p>Valmistuskustannusbudjetti</text:p>
          </table:table-cell>
          <table:table-cell table:style-name="ce32" table:number-columns-repeated="4"/>
          <table:table-cell/>
          <table:table-cell table:style-name="ce40"/>
          <table:table-cell table:number-columns-repeated="6"/>
          <table:table-cell table:style-name="ce46"/>
          <table:table-cell table:style-name="Default" table:number-columns-repeated="2"/>
        </table:table-row>
        <table:table-row table:style-name="ro1">
          <table:table-cell table:style-name="ce58"/>
          <table:table-cell table:style-name="ce32" table:number-columns-repeated="4"/>
          <table:table-cell/>
          <table:table-cell table:style-name="ce32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/>
          <table:table-cell table:style-name="ce36" office:value-type="string">
            <text:p>I</text:p>
          </table:table-cell>
          <table:table-cell table:style-name="ce36" office:value-type="string">
            <text:p>II</text:p>
          </table:table-cell>
          <table:table-cell table:style-name="ce36" office:value-type="string">
            <text:p>III</text:p>
          </table:table-cell>
          <table:table-cell table:style-name="ce36" office:value-type="string">
            <text:p>IV</text:p>
          </table:table-cell>
          <table:table-cell table:style-name="ce34" office:value-type="string">
            <text:p>Kaikki kvartaalit</text:p>
          </table:table-cell>
          <table:table-cell table:style-name="ce40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 office:value-type="string">
            <text:p>Välittömät kustannukset</text:p>
          </table:table-cell>
          <table:table-cell table:style-name="ce32" table:number-columns-repeated="4"/>
          <table:table-cell table:number-columns-repeated="8"/>
          <table:table-cell table:style-name="ce46"/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3.568cm" svg:height="3.082cm" svg:x="6.816cm" svg:y="13.513cm" draw:caption-point-x="-2.377cm" draw:caption-point-y="-2.723cm">
              <dc:date>2014-10-25T00:00:00</dc:date>
              <text:p text:style-name="P1"><text:span text:style-name="T2">Aineskustannukset:</text:span></text:p>
              <text:p text:style-name="P1"><text:span text:style-name="T3"/></text:p>
              <text:p text:style-name="P1"><text:span text:style-name="T3">Tuotteiden valmistusmäärä, kpl</text:span></text:p>
              <text:p text:style-name="P1"><text:span text:style-name="T3">X <text:s/>ainestarve, kg/tuote</text:span></text:p>
              <text:p text:style-name="P1"><text:span text:style-name="T3">X <text:s/>ainesten hankintahinta, €/kg</text:span></text:p>
              <text:p text:style-name="P1"><text:span text:style-name="T3"/></text:p>
              <text:p text:style-name="P1"><text:span text:style-name="T3"/></text:p>
            </office:annotation>
            <text:p><text:s text:c="3"/>Ainekset</text:p>
          </table:table-cell>
          <table:table-cell table:style-name="ce42" table:formula="of:=([.B15]*[$Lähtötiedot.$C$25])+([.B16]*[$Lähtötiedot.$E$25])" office:value-type="currency" office:currency="EUR" office:value="151200">
            <text:p>151 200,00 €</text:p>
          </table:table-cell>
          <table:table-cell table:style-name="ce42" table:formula="of:=([.C15]*[$Lähtötiedot.$C$25])+([.C16]*[$Lähtötiedot.$E$25])" office:value-type="currency" office:currency="EUR" office:value="129600">
            <text:p>129 600,00 €</text:p>
          </table:table-cell>
          <table:table-cell table:style-name="ce42" table:formula="of:=([.D15]*[$Lähtötiedot.$C$25])+([.D16]*[$Lähtötiedot.$E$25])" office:value-type="currency" office:currency="EUR" office:value="72000">
            <text:p>72 000,00 €</text:p>
          </table:table-cell>
          <table:table-cell table:style-name="ce42" table:formula="of:=([.E15]*[$Lähtötiedot.$C$25])+([.E16]*[$Lähtötiedot.$E$25])" office:value-type="currency" office:currency="EUR" office:value="162000">
            <text:p>162 000,00 €</text:p>
          </table:table-cell>
          <table:table-cell table:style-name="Default" table:formula="of:=[.B23]+[.C23]+[.D23]+[.E23]" office:value-type="currency" office:currency="EUR" office:value="514800">
            <text:p>514 800,00 €</text:p>
          </table:table-cell>
          <table:table-cell table:style-name="ce40"/>
          <table:table-cell table:style-name="ce46" table:number-columns-repeated="7"/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3.568cm" svg:height="4.809cm" svg:x="2.191cm" svg:y="9.475cm" draw:caption-point-x="2.248cm" draw:caption-point-y="1.766cm">
              <dc:date>2014-10-25T00:00:00</dc:date>
              <text:p text:style-name="P1"><text:span text:style-name="T2">Työkustannukset:</text:span></text:p>
              <text:p text:style-name="P1"><text:span text:style-name="T3"/></text:p>
              <text:p text:style-name="P1"><text:span text:style-name="T3">Tuotteiden valmistusmäärä, kpl</text:span></text:p>
              <text:p text:style-name="P1"><text:span text:style-name="T3">X <text:s/>työtuntien tarve, h/tuote</text:span></text:p>
              <text:p text:style-name="P1"><text:span text:style-name="T3">X <text:s/>työtunnin yksikköhinta, €/h</text:span></text:p>
              <text:p text:style-name="P1"><text:span text:style-name="T3"/></text:p>
              <text:p text:style-name="P1"><text:span text:style-name="T3">Työtunnin yksikköhinta sisältää myös sosiaalikustannukset.</text:span></text:p>
            </office:annotation>
            <text:p><text:s text:c="3"/>Työkustannukset</text:p>
          </table:table-cell>
          <table:table-cell table:style-name="ce70" table:formula="of:=([.B15]*[$Lähtötiedot.$C$26])+([.B16]*[$Lähtötiedot.$E$26])" office:value-type="currency" office:currency="EUR" office:value="108000">
            <text:p>108 000,00 €</text:p>
          </table:table-cell>
          <table:table-cell table:style-name="ce70" table:formula="of:=([.C15]*[$Lähtötiedot.$C$26])+([.C16]*[$Lähtötiedot.$E$26])" office:value-type="currency" office:currency="EUR" office:value="92000">
            <text:p>92 000,00 €</text:p>
          </table:table-cell>
          <table:table-cell table:style-name="ce70" table:formula="of:=([.D15]*[$Lähtötiedot.$C$26])+([.D16]*[$Lähtötiedot.$E$26])" office:value-type="currency" office:currency="EUR" office:value="52000">
            <text:p>52 000,00 €</text:p>
          </table:table-cell>
          <table:table-cell table:style-name="ce70" table:formula="of:=([.E15]*[$Lähtötiedot.$C$26])+([.E16]*[$Lähtötiedot.$E$26])" office:value-type="currency" office:currency="EUR" office:value="116000">
            <text:p>116 000,00 €</text:p>
          </table:table-cell>
          <table:table-cell table:style-name="Default" table:formula="of:=[.B24]+[.C24]+[.D24]+[.E24]" office:value-type="currency" office:currency="EUR" office:value="368000">
            <text:p>368 000,00 €</text:p>
          </table:table-cell>
          <table:table-cell table:style-name="ce40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älittömät kust. yhteensä</text:p>
          </table:table-cell>
          <table:table-cell table:style-name="ce71" table:formula="of:=[.B23]+[.B24]" office:value-type="currency" office:currency="EUR" office:value="259200">
            <text:p>259 200,00 €</text:p>
          </table:table-cell>
          <table:table-cell table:style-name="ce71" table:formula="of:=[.C23]+[.C24]" office:value-type="currency" office:currency="EUR" office:value="221600">
            <text:p>221 600,00 €</text:p>
          </table:table-cell>
          <table:table-cell table:style-name="ce71" table:formula="of:=[.D23]+[.D24]" office:value-type="currency" office:currency="EUR" office:value="124000">
            <text:p>124 000,00 €</text:p>
          </table:table-cell>
          <table:table-cell table:style-name="ce71" table:formula="of:=[.E23]+[.E24]" office:value-type="currency" office:currency="EUR" office:value="278000">
            <text:p>278 000,00 €</text:p>
          </table:table-cell>
          <table:table-cell table:style-name="ce73" table:formula="of:=[.B25]+[.C25]+[.D25]+[.E25]" office:value-type="currency" office:currency="EUR" office:value="882800">
            <text:p>882 800,00 €</text:p>
          </table:table-cell>
          <table:table-cell table:style-name="ce46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2"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almistuksen kiint.kust.</text:p>
          </table:table-cell>
          <table:table-cell table:style-name="ce42" table:formula="of:=322000/4" office:value-type="currency" office:currency="EUR" office:value="80500">
            <text:p>80 500,00 €</text:p>
          </table:table-cell>
          <table:table-cell table:style-name="ce42" table:formula="of:=322000/4" office:value-type="currency" office:currency="EUR" office:value="80500">
            <text:p>80 500,00 €</text:p>
          </table:table-cell>
          <table:table-cell table:style-name="ce42" table:formula="of:=322000/4" office:value-type="currency" office:currency="EUR" office:value="80500">
            <text:p>80 500,00 €</text:p>
          </table:table-cell>
          <table:table-cell table:style-name="ce42" table:formula="of:=322000/4" office:value-type="currency" office:currency="EUR" office:value="80500">
            <text:p>80 500,00 €</text:p>
          </table:table-cell>
          <table:table-cell table:style-name="ce53" table:formula="of:=[.B27]+[.C27]+[.D27]+[.E27]" office:value-type="currency" office:currency="EUR" office:value="322000">
            <text:p>322 000,00 €</text:p>
          </table:table-cell>
          <table:table-cell table:style-name="ce60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almistuksen investoinnit</text:p>
          </table:table-cell>
          <table:table-cell table:style-name="ce42" office:value-type="currency" office:currency="EUR" office:value="8000">
            <text:p>8 000,00 €</text:p>
          </table:table-cell>
          <table:table-cell table:style-name="ce42" office:value-type="currency" office:currency="EUR" office:value="12000">
            <text:p>12 000,00 €</text:p>
          </table:table-cell>
          <table:table-cell table:style-name="ce42" office:value-type="currency" office:currency="EUR" office:value="75000">
            <text:p>75 000,00 €</text:p>
          </table:table-cell>
          <table:table-cell table:style-name="ce42"/>
          <table:table-cell table:style-name="ce74" table:formula="of:=SUM([.B28:.E28])" office:value-type="currency" office:currency="EUR" office:value="95000">
            <text:p>95 000,00 €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almist.kust.yht.</text:p>
          </table:table-cell>
          <table:table-cell table:style-name="ce72" table:formula="of:=[.B25]+[.B27]" office:value-type="currency" office:currency="EUR" office:value="339700">
            <text:p>339 700,00 €</text:p>
          </table:table-cell>
          <table:table-cell table:style-name="ce72" table:formula="of:=[.C25]+[.C27]" office:value-type="currency" office:currency="EUR" office:value="302100">
            <text:p>302 100,00 €</text:p>
          </table:table-cell>
          <table:table-cell table:style-name="ce72" table:formula="of:=[.D25]+[.D27]" office:value-type="currency" office:currency="EUR" office:value="204500">
            <text:p>204 500,00 €</text:p>
          </table:table-cell>
          <table:table-cell table:style-name="ce72" table:formula="of:=[.E25]+[.E27]" office:value-type="currency" office:currency="EUR" office:value="358500">
            <text:p>358 500,00 €</text:p>
          </table:table-cell>
          <table:table-cell table:style-name="ce72" table:formula="of:=[.F25]+[.F27]+[.F28]" office:value-type="currency" office:currency="EUR" office:value="1299800">
            <text:p>1 299 800,00 €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0"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6"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</table:table>
      <table:table table:name="Myyntibudjetti" table:style-name="ta1" table:print="false"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default-cell-style-name="Default"/>
        <table:table-row table:style-name="ro1" table:number-rows-repeated="3">
          <table:table-cell table:number-columns-repeated="7"/>
        </table:table-row>
        <table:table-row table:style-name="ro11">
          <table:table-cell table:style-name="ce75" office:value-type="string">
            <text:p>Myyntibudjetti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0">
          <table:table-cell table:style-name="ce76"/>
          <table:table-cell table:style-name="ce79" office:value-type="string">
            <text:p>I</text:p>
          </table:table-cell>
          <table:table-cell table:style-name="ce79" office:value-type="string">
            <text:p>II</text:p>
          </table:table-cell>
          <table:table-cell table:style-name="ce79" office:value-type="string">
            <text:p>III</text:p>
          </table:table-cell>
          <table:table-cell table:style-name="ce79" office:value-type="string">
            <text:p>IV</text:p>
          </table:table-cell>
          <table:table-cell table:style-name="ce77" office:value-type="string">
            <text:p>kaikki kvartaalit yht</text:p>
          </table:table-cell>
          <table:table-cell table:style-name="ce36"/>
        </table:table-row>
        <table:table-row table:style-name="ro1">
          <table:table-cell table:style-name="ce77" office:value-type="string">
            <text:p>Komia</text:p>
          </table:table-cell>
          <table:table-cell table:style-name="ce80" office:value-type="float" office:value="1000">
            <text:p>100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1000">
            <text:p>1000</text:p>
          </table:table-cell>
          <table:table-cell table:style-name="ce80" office:value-type="float" office:value="1400">
            <text:p>1400</text:p>
          </table:table-cell>
          <table:table-cell table:style-name="ce82" table:formula="of:=[.B10]+[.C10]+[.D10]+[.E10]" office:value-type="float" office:value="4000">
            <text:p>4000</text:p>
          </table:table-cell>
          <table:table-cell table:style-name="ce64"/>
        </table:table-row>
        <table:table-row table:style-name="ro1">
          <table:table-cell table:style-name="ce77" office:value-type="string">
            <text:p>Myyntituotot</text:p>
          </table:table-cell>
          <table:table-cell table:style-name="ce81" table:formula="of:=[.B10]*[.$B$12]" office:value-type="currency" office:currency="EUR" office:value="280000">
            <text:p>280 000,00 €</text:p>
          </table:table-cell>
          <table:table-cell table:style-name="ce81" table:formula="of:=[.C10]*[.$B$12]" office:value-type="currency" office:currency="EUR" office:value="168000">
            <text:p>168 000,00 €</text:p>
          </table:table-cell>
          <table:table-cell table:style-name="ce81" table:formula="of:=[.D10]*[.$B$12]" office:value-type="currency" office:currency="EUR" office:value="280000">
            <text:p>280 000,00 €</text:p>
          </table:table-cell>
          <table:table-cell table:style-name="ce81" table:formula="of:=[.E10]*[.$B$12]" office:value-type="currency" office:currency="EUR" office:value="392000">
            <text:p>392 000,00 €</text:p>
          </table:table-cell>
          <table:table-cell table:style-name="ce81" table:formula="of:=[.F10]*[.B12]" office:value-type="currency" office:currency="EUR" office:value="1120000">
            <text:p>1 120 000,00 €</text:p>
          </table:table-cell>
          <table:table-cell table:style-name="ce64"/>
        </table:table-row>
        <table:table-row table:style-name="ro1">
          <table:table-cell table:style-name="ce78" office:value-type="string">
            <text:p>Myyntihinta/kpl</text:p>
          </table:table-cell>
          <table:table-cell table:style-name="ce78" office:value-type="float" office:value="280">
            <text:p>280</text:p>
          </table:table-cell>
          <table:table-cell table:style-name="ce78" table:number-columns-repeated="4"/>
          <table:table-cell/>
        </table:table-row>
        <table:table-row table:style-name="ro10">
          <table:table-cell table:style-name="ce78" table:number-columns-repeated="5"/>
          <table:table-cell table:style-name="ce76"/>
          <table:table-cell table:style-name="ce36"/>
        </table:table-row>
        <table:table-row table:style-name="ro10">
          <table:table-cell table:style-name="ce76"/>
          <table:table-cell table:style-name="ce79" office:value-type="string">
            <text:p>I</text:p>
          </table:table-cell>
          <table:table-cell table:style-name="ce79" office:value-type="string">
            <text:p>II</text:p>
          </table:table-cell>
          <table:table-cell table:style-name="ce79" office:value-type="string">
            <text:p>III</text:p>
          </table:table-cell>
          <table:table-cell table:style-name="ce79" office:value-type="string">
            <text:p>IV</text:p>
          </table:table-cell>
          <table:table-cell table:style-name="ce77"/>
          <table:table-cell table:style-name="ce64"/>
        </table:table-row>
        <table:table-row table:style-name="ro1">
          <table:table-cell table:style-name="ce77" office:value-type="string">
            <text:p>Häjy</text:p>
          </table:table-cell>
          <table:table-cell table:style-name="ce80" office:value-type="float" office:value="1600">
            <text:p>1600</text:p>
          </table:table-cell>
          <table:table-cell table:style-name="ce80" office:value-type="float" office:value="1200">
            <text:p>1200</text:p>
          </table:table-cell>
          <table:table-cell table:style-name="ce80" office:value-type="float" office:value="1400">
            <text:p>1400</text:p>
          </table:table-cell>
          <table:table-cell table:style-name="ce80" office:value-type="float" office:value="1800">
            <text:p>1800</text:p>
          </table:table-cell>
          <table:table-cell table:style-name="ce82" table:formula="of:=[.B15]+[.C15]+[.D15]+[.E15]" office:value-type="float" office:value="6000">
            <text:p>6000</text:p>
          </table:table-cell>
          <table:table-cell table:style-name="ce64"/>
        </table:table-row>
        <table:table-row table:style-name="ro1">
          <table:table-cell table:style-name="ce77" office:value-type="string">
            <text:p>Myyntituotot</text:p>
          </table:table-cell>
          <table:table-cell table:style-name="ce81" table:formula="of:=[.B$15]*[.$B17]" office:value-type="currency" office:currency="EUR" office:value="192000">
            <text:p>192 000,00 €</text:p>
          </table:table-cell>
          <table:table-cell table:style-name="ce81" table:formula="of:=[.C$15]*[.$B17]" office:value-type="currency" office:currency="EUR" office:value="144000">
            <text:p>144 000,00 €</text:p>
          </table:table-cell>
          <table:table-cell table:style-name="ce81" table:formula="of:=[.D$15]*[.$B17]" office:value-type="currency" office:currency="EUR" office:value="168000">
            <text:p>168 000,00 €</text:p>
          </table:table-cell>
          <table:table-cell table:style-name="ce81" table:formula="of:=[.E$15]*[.$B17]" office:value-type="currency" office:currency="EUR" office:value="216000">
            <text:p>216 000,00 €</text:p>
          </table:table-cell>
          <table:table-cell table:style-name="ce81" table:formula="of:=[.F$15]*[.$B17]" office:value-type="currency" office:currency="EUR" office:value="720000">
            <text:p>720 000,00 €</text:p>
          </table:table-cell>
          <table:table-cell/>
        </table:table-row>
        <table:table-row table:style-name="ro1">
          <table:table-cell table:style-name="ce78" office:value-type="string">
            <text:p>Myyntihinta/kpl</text:p>
          </table:table-cell>
          <table:table-cell table:style-name="ce78" office:value-type="float" office:value="120">
            <text:p>120</text:p>
          </table:table-cell>
          <table:table-cell table:style-name="ce78" table:number-columns-repeated="4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yynti yhteensä</text:p>
          </table:table-cell>
          <table:table-cell table:formula="of:=[.B11]+[.B16]" office:value-type="currency" office:currency="EUR" office:value="472000">
            <text:p>472 000,00 €</text:p>
          </table:table-cell>
          <table:table-cell table:formula="of:=[.C11]+[.C16]" office:value-type="currency" office:currency="EUR" office:value="312000">
            <text:p>312 000,00 €</text:p>
          </table:table-cell>
          <table:table-cell table:formula="of:=[.D11]+[.D16]" office:value-type="currency" office:currency="EUR" office:value="448000">
            <text:p>448 000,00 €</text:p>
          </table:table-cell>
          <table:table-cell table:formula="of:=[.E11]+[.E16]" office:value-type="currency" office:currency="EUR" office:value="608000">
            <text:p>608 000,00 €</text:p>
          </table:table-cell>
          <table:table-cell table:formula="of:=[.F11]+[.F16]" office:value-type="currency" office:currency="EUR" office:value="1840000">
            <text:p>1 840 000,00 €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mk</number:text>
    </number:number-style>
    <number:number-style style:name="N139">
      <number:text>-</number:text>
      <number:number number:decimal-places="0" number:min-integer-digits="1" number:grouping="true"/>
      <number:text> mk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mk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mk</number:text>
    </number:number-style>
    <number:number-style style:name="N142">
      <number:text>-</number:text>
      <number:number number:decimal-places="2" number:min-integer-digits="1" number:grouping="true"/>
      <number:text> mk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mk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mk </number:text>
    </number:number-style>
    <number:number-style style:name="N147P1" style:volatile="true">
      <number:text>-</number:text>
      <number:number number:decimal-places="0" number:min-integer-digits="1" number:grouping="true"/>
      <number:text> mk </number:text>
    </number:number-style>
    <number:number-style style:name="N147P2" style:volatile="true">
      <number:text> - mk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   </number:text>
    </number:number-style>
    <number:number-style style:name="N151P1" style:volatile="true">
      <number:text>-</number:text>
      <number:number number:decimal-places="0" number:min-integer-digits="1" number:grouping="true"/>
      <number:text>       </number:text>
    </number:number-style>
    <number:number-style style:name="N151P2" style:volatile="true">
      <number:text> -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mk </number:text>
    </number:number-style>
    <number:number-style style:name="N155P1" style:volatile="true">
      <number:text>-</number:text>
      <number:number number:decimal-places="2" number:min-integer-digits="1" number:grouping="true"/>
      <number:text> mk </number:text>
    </number:number-style>
    <number:number-style style:name="N155P2" style:volatile="true">
      <number:text> -</number:text>
      <number:number number:decimal-places="0" number:min-integer-digits="0"/>
      <number:text> mk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   </number:text>
    </number:number-style>
    <number:number-style style:name="N159P1" style:volatile="true">
      <number:text>-</number:text>
      <number:number number:decimal-places="2" number:min-integer-digits="1" number:grouping="true"/>
      <number:text>       </number:text>
    </number:number-style>
    <number:number-style style:name="N159P2" style:volatile="true">
      <number:text> -</number:text>
      <number:number number:decimal-places="0" number:min-integer-digits="0"/>
      <number:text>   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number:currency-style style:name="N162P0" style:volatile="true">
      <number:number number:decimal-places="1" number:min-integer-digits="1" number:grouping="true"/>
      <number:text> </number:text>
      <number:currency-symbol number:language="fi" number:country="FI">€</number:currency-symbol>
    </number:currency-style>
    <number:currency-style style:name="N162">
      <style:text-properties fo:color="#ff0000"/>
      <number:text>-</number:text>
      <number:number number:decimal-places="1" number:min-integer-digits="1" number:grouping="true"/>
      <number:text> </number:text>
      <number:currency-symbol number:language="fi" number:country="FI">€</number:currency-symbol>
      <style:map style:condition="value()&gt;=0" style:apply-style-name="N162P0"/>
    </number:currency-style>
    <number:currency-style style:name="N164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64">
      <style:text-properties fo:color="#ff0000"/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64P0"/>
    </number:currency-style>
    <number:currency-style style:name="N16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5P0"/>
    </number:currency-style>
    <number:percentage-style style:name="N16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Nuolenkärjet_20_1" draw:display-name="Nuolenkärje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8.11.2014</text:date>, <text:time>23:01:5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10-25T19:08:25.61</meta:creation-date>
    <meta:generator>OpenOffice/4.1.1$Win32 OpenOffice.org_project/411m6$Build-9775</meta:generator>
    <dc:date>2014-11-08T23:01:51.39</dc:date>
    <dc:creator>Janne </dc:creator>
    <meta:editing-duration>PT10H29M23S</meta:editing-duration>
    <meta:editing-cycles>17</meta:editing-cycles>
    <meta:document-statistic meta:table-count="8" meta:cell-count="553" meta:object-count="0"/>
  </office:meta>
</office:document-meta>
</file>